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10"/>
        <table:table-column table:style-name="co4" table:default-cell-style-name="ce10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10"/>
        <table:table-column table:style-name="co4" table:default-cell-style-name="ce10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BG sub : frame diff</text:p>
          </table:table-cell>
          <table:table-cell table:style-name="ce1" office:value-type="string" calcext:value-type="string">
            <text:p>track : color hist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percentage" office:value="0.308631" calcext:value-type="percentage">
            <text:p>30,86%</text:p>
          </table:table-cell>
          <table:table-cell table:style-name="ce7" office:value-type="float" office:value="0.0616295" calcext:value-type="float">
            <text:p>0,0616295</text:p>
          </table:table-cell>
          <table:table-cell office:value-type="float" office:value="29" calcext:value-type="float">
            <text:p>29</text:p>
          </table:table-cell>
          <table:table-cell office:value-type="float" office:value="13.3558" calcext:value-type="float">
            <text:p>13,3558</text:p>
          </table:table-cell>
          <table:table-cell office:value-type="float" office:value="11.9647" calcext:value-type="float">
            <text:p>11,96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6165" calcext:value-type="percentage">
            <text:p>56,17%</text:p>
          </table:table-cell>
          <table:table-cell table:style-name="ce7" office:value-type="float" office:value="0.405133" calcext:value-type="float">
            <text:p>0,405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percentage" office:value="0.3362" calcext:value-type="percentage">
            <text:p>33,62%</text:p>
          </table:table-cell>
          <table:table-cell table:style-name="ce7" office:value-type="float" office:value="0.057014" calcext:value-type="float">
            <text:p>0,057014</text:p>
          </table:table-cell>
          <table:table-cell office:value-type="float" office:value="27" calcext:value-type="float">
            <text:p>27</text:p>
          </table:table-cell>
          <table:table-cell office:value-type="float" office:value="12.9033" calcext:value-type="float">
            <text:p>12,9033</text:p>
          </table:table-cell>
          <table:table-cell office:value-type="float" office:value="11.0774" calcext:value-type="float">
            <text:p>11,07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56171" calcext:value-type="percentage">
            <text:p>55,62%</text:p>
          </table:table-cell>
          <table:table-cell table:style-name="ce7" office:value-type="float" office:value="0.397465" calcext:value-type="float">
            <text:p>0,397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percentage" office:value="0.343982" calcext:value-type="percentage">
            <text:p>34,40%</text:p>
          </table:table-cell>
          <table:table-cell table:style-name="ce7" office:value-type="float" office:value="0.0704" calcext:value-type="float">
            <text:p>0,0704</text:p>
          </table:table-cell>
          <table:table-cell office:value-type="float" office:value="15" calcext:value-type="float">
            <text:p>15</text:p>
          </table:table-cell>
          <table:table-cell office:value-type="float" office:value="14.0009" calcext:value-type="float">
            <text:p>14,0009</text:p>
          </table:table-cell>
          <table:table-cell office:value-type="float" office:value="12.3499" calcext:value-type="float">
            <text:p>12,3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51917" calcext:value-type="percentage">
            <text:p>65,19%</text:p>
          </table:table-cell>
          <table:table-cell table:style-name="ce7" office:value-type="float" office:value="0.467906" calcext:value-type="float">
            <text:p>0,467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percentage" office:value="0.365367" calcext:value-type="percentage">
            <text:p>36,54%</text:p>
          </table:table-cell>
          <table:table-cell table:style-name="ce7" office:value-type="float" office:value="0.0567875" calcext:value-type="float">
            <text:p>0,0567875</text:p>
          </table:table-cell>
          <table:table-cell office:value-type="float" office:value="25" calcext:value-type="float">
            <text:p>25</text:p>
          </table:table-cell>
          <table:table-cell office:value-type="float" office:value="12.5749" calcext:value-type="float">
            <text:p>12,5749</text:p>
          </table:table-cell>
          <table:table-cell office:value-type="float" office:value="10.0201" calcext:value-type="float">
            <text:p>10,0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64708" calcext:value-type="percentage">
            <text:p>56,47%</text:p>
          </table:table-cell>
          <table:table-cell table:style-name="ce7" office:value-type="float" office:value="0.412344" calcext:value-type="float">
            <text:p>0,41234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percentage" office:value="0.338404" calcext:value-type="percentage">
            <text:p>33,84%</text:p>
          </table:table-cell>
          <table:table-cell table:style-name="ce7" office:value-type="float" office:value="0.0735393" calcext:value-type="float">
            <text:p>0,0735393</text:p>
          </table:table-cell>
          <table:table-cell office:value-type="float" office:value="19" calcext:value-type="float">
            <text:p>19</text:p>
          </table:table-cell>
          <table:table-cell office:value-type="float" office:value="12.1799" calcext:value-type="float">
            <text:p>12,1799</text:p>
          </table:table-cell>
          <table:table-cell office:value-type="float" office:value="9.66096" calcext:value-type="float">
            <text:p>9,66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29292" calcext:value-type="percentage">
            <text:p>62,93%</text:p>
          </table:table-cell>
          <table:table-cell table:style-name="ce7" office:value-type="float" office:value="0.404664" calcext:value-type="float">
            <text:p>0,40466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39511" calcext:value-type="percentage">
            <text:p>39,51%</text:p>
          </table:table-cell>
          <table:table-cell table:style-name="ce7" office:value-type="float" office:value="0.0665976" calcext:value-type="float">
            <text:p>0,0665976</text:p>
          </table:table-cell>
          <table:table-cell office:value-type="float" office:value="25" calcext:value-type="float">
            <text:p>25</text:p>
          </table:table-cell>
          <table:table-cell office:value-type="float" office:value="12.6439" calcext:value-type="float">
            <text:p>12,6439</text:p>
          </table:table-cell>
          <table:table-cell office:value-type="float" office:value="10.8721" calcext:value-type="float">
            <text:p>10,87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579651" calcext:value-type="percentage">
            <text:p>57,97%</text:p>
          </table:table-cell>
          <table:table-cell table:style-name="ce7" office:value-type="float" office:value="0.390476" calcext:value-type="float">
            <text:p>0,390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percentage" office:value="0.35857" calcext:value-type="percentage">
            <text:p>35,86%</text:p>
          </table:table-cell>
          <table:table-cell table:style-name="ce7" office:value-type="float" office:value="0.0602927" calcext:value-type="float">
            <text:p>0,0602927</text:p>
          </table:table-cell>
          <table:table-cell office:value-type="float" office:value="23" calcext:value-type="float">
            <text:p>23</text:p>
          </table:table-cell>
          <table:table-cell office:value-type="float" office:value="13.8087" calcext:value-type="float">
            <text:p>13,8087</text:p>
          </table:table-cell>
          <table:table-cell office:value-type="float" office:value="11.1315" calcext:value-type="float">
            <text:p>11,13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39833" calcext:value-type="percentage">
            <text:p>53,98%</text:p>
          </table:table-cell>
          <table:table-cell table:style-name="ce7" office:value-type="float" office:value="0.412081" calcext:value-type="float">
            <text:p>0,412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percentage" office:value="0.354903" calcext:value-type="percentage">
            <text:p>35,49%</text:p>
          </table:table-cell>
          <table:table-cell table:style-name="ce7" office:value-type="float" office:value="0.0667267" calcext:value-type="float">
            <text:p>0,0667267</text:p>
          </table:table-cell>
          <table:table-cell office:value-type="float" office:value="25" calcext:value-type="float">
            <text:p>25</text:p>
          </table:table-cell>
          <table:table-cell office:value-type="float" office:value="12.0991" calcext:value-type="float">
            <text:p>12,0991</text:p>
          </table:table-cell>
          <table:table-cell office:value-type="float" office:value="10.1033" calcext:value-type="float">
            <text:p>10,10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72244" calcext:value-type="percentage">
            <text:p>57,22%</text:p>
          </table:table-cell>
          <table:table-cell table:style-name="ce7" office:value-type="float" office:value="0.386961" calcext:value-type="float">
            <text:p>0,386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percentage" office:value="0.363303" calcext:value-type="percentage">
            <text:p>36,33%</text:p>
          </table:table-cell>
          <table:table-cell table:style-name="ce7" office:value-type="float" office:value="0.0473243" calcext:value-type="float">
            <text:p>0,0473243</text:p>
          </table:table-cell>
          <table:table-cell office:value-type="float" office:value="129" calcext:value-type="float">
            <text:p>129</text:p>
          </table:table-cell>
          <table:table-cell office:value-type="float" office:value="7.68295" calcext:value-type="float">
            <text:p>7,68295</text:p>
          </table:table-cell>
          <table:table-cell office:value-type="float" office:value="9.55681" calcext:value-type="float">
            <text:p>9,556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84038" calcext:value-type="percentage">
            <text:p>38,40%</text:p>
          </table:table-cell>
          <table:table-cell table:style-name="ce7" office:value-type="float" office:value="0.296652" calcext:value-type="float">
            <text:p>0,29665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percentage" office:value="0.344919" calcext:value-type="percentage">
            <text:p>34,49%</text:p>
          </table:table-cell>
          <table:table-cell table:style-name="ce7" office:value-type="float" office:value="0.0878185" calcext:value-type="float">
            <text:p>0,0878185</text:p>
          </table:table-cell>
          <table:table-cell office:value-type="float" office:value="164" calcext:value-type="float">
            <text:p>164</text:p>
          </table:table-cell>
          <table:table-cell office:value-type="float" office:value="16.1641" calcext:value-type="float">
            <text:p>16,1641</text:p>
          </table:table-cell>
          <table:table-cell office:value-type="float" office:value="18.2912" calcext:value-type="float">
            <text:p>18,29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93118" calcext:value-type="percentage">
            <text:p>39,31%</text:p>
          </table:table-cell>
          <table:table-cell table:style-name="ce7" office:value-type="float" office:value="0.406517" calcext:value-type="float">
            <text:p>0,406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percentage" office:value="0.326251" calcext:value-type="percentage">
            <text:p>32,63%</text:p>
          </table:table-cell>
          <table:table-cell table:style-name="ce7" office:value-type="float" office:value="0.0701656" calcext:value-type="float">
            <text:p>0,0701656</text:p>
          </table:table-cell>
          <table:table-cell office:value-type="float" office:value="131" calcext:value-type="float">
            <text:p>131</text:p>
          </table:table-cell>
          <table:table-cell office:value-type="float" office:value="16.1189" calcext:value-type="float">
            <text:p>16,1189</text:p>
          </table:table-cell>
          <table:table-cell office:value-type="float" office:value="16.7826" calcext:value-type="float">
            <text:p>16,7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24669" calcext:value-type="percentage">
            <text:p>42,47%</text:p>
          </table:table-cell>
          <table:table-cell table:style-name="ce7" office:value-type="float" office:value="0.405888" calcext:value-type="float">
            <text:p>0,4058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327643" calcext:value-type="percentage">
            <text:p>32,76%</text:p>
          </table:table-cell>
          <table:table-cell table:style-name="ce7" office:value-type="float" office:value="0.0619034" calcext:value-type="float">
            <text:p>0,0619034</text:p>
          </table:table-cell>
          <table:table-cell office:value-type="float" office:value="156" calcext:value-type="float">
            <text:p>156</text:p>
          </table:table-cell>
          <table:table-cell office:value-type="float" office:value="23.9359" calcext:value-type="float">
            <text:p>23,9359</text:p>
          </table:table-cell>
          <table:table-cell office:value-type="float" office:value="22.0396" calcext:value-type="float">
            <text:p>22,0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62704" calcext:value-type="percentage">
            <text:p>36,27%</text:p>
          </table:table-cell>
          <table:table-cell table:style-name="ce7" office:value-type="float" office:value="0.329874" calcext:value-type="float">
            <text:p>0,32987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percentage" office:value="0.338348" calcext:value-type="percentage">
            <text:p>33,83%</text:p>
          </table:table-cell>
          <table:table-cell table:style-name="ce7" office:value-type="float" office:value="0.062444" calcext:value-type="float">
            <text:p>0,062444</text:p>
          </table:table-cell>
          <table:table-cell office:value-type="float" office:value="122" calcext:value-type="float">
            <text:p>122</text:p>
          </table:table-cell>
          <table:table-cell office:value-type="float" office:value="14.4306" calcext:value-type="float">
            <text:p>14,4306</text:p>
          </table:table-cell>
          <table:table-cell office:value-type="float" office:value="15.7361" calcext:value-type="float">
            <text:p>15,73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51639" calcext:value-type="percentage">
            <text:p>45,16%</text:p>
          </table:table-cell>
          <table:table-cell table:style-name="ce7" office:value-type="float" office:value="0.481224" calcext:value-type="float">
            <text:p>0,48122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percentage" office:value="0.383198" calcext:value-type="percentage">
            <text:p>38,32%</text:p>
          </table:table-cell>
          <table:table-cell table:style-name="ce7" office:value-type="float" office:value="0.067596" calcext:value-type="float">
            <text:p>0,067596</text:p>
          </table:table-cell>
          <table:table-cell office:value-type="float" office:value="186" calcext:value-type="float">
            <text:p>186</text:p>
          </table:table-cell>
          <table:table-cell office:value-type="float" office:value="16.0138" calcext:value-type="float">
            <text:p>16,0138</text:p>
          </table:table-cell>
          <table:table-cell office:value-type="float" office:value="17.5846" calcext:value-type="float">
            <text:p>17,58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35967" calcext:value-type="percentage">
            <text:p>33,60%</text:p>
          </table:table-cell>
          <table:table-cell table:style-name="ce7" office:value-type="float" office:value="0.361382" calcext:value-type="float">
            <text:p>0,361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percentage" office:value="0.346513" calcext:value-type="percentage">
            <text:p>34,65%</text:p>
          </table:table-cell>
          <table:table-cell table:style-name="ce7" office:value-type="float" office:value="0.0852098" calcext:value-type="float">
            <text:p>0,0852098</text:p>
          </table:table-cell>
          <table:table-cell office:value-type="float" office:value="169" calcext:value-type="float">
            <text:p>169</text:p>
          </table:table-cell>
          <table:table-cell office:value-type="float" office:value="24.7087" calcext:value-type="float">
            <text:p>24,7087</text:p>
          </table:table-cell>
          <table:table-cell office:value-type="float" office:value="23.5842" calcext:value-type="float">
            <text:p>23,58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90119" calcext:value-type="percentage">
            <text:p>39,01%</text:p>
          </table:table-cell>
          <table:table-cell table:style-name="ce7" office:value-type="float" office:value="0.41819" calcext:value-type="float">
            <text:p>0,418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2,6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frame diff</text:p>
          </table:table-cell>
          <table:table-cell table:style-name="ce1" office:value-type="string" calcext:value-type="string">
            <text:p>track : KCF</text:p>
          </table:table-cell>
          <table:table-cell table:style-name="ce5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percentage" office:value="0.278748" calcext:value-type="percentage">
            <text:p>27,87%</text:p>
          </table:table-cell>
          <table:table-cell table:style-name="ce7" office:value-type="float" office:value="0.0947628" calcext:value-type="float">
            <text:p>0,0947628</text:p>
          </table:table-cell>
          <table:table-cell office:value-type="float" office:value="30" calcext:value-type="float">
            <text:p>30</text:p>
          </table:table-cell>
          <table:table-cell office:value-type="float" office:value="26.4543" calcext:value-type="float">
            <text:p>26,4543</text:p>
          </table:table-cell>
          <table:table-cell office:value-type="float" office:value="31.949" calcext:value-type="float">
            <text:p>31,9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29569" calcext:value-type="percentage">
            <text:p>62,96%</text:p>
          </table:table-cell>
          <table:table-cell table:style-name="ce7" office:value-type="float" office:value="0.480695" calcext:value-type="float">
            <text:p>0,480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percentage" office:value="0.30167" calcext:value-type="percentage">
            <text:p>30,17%</text:p>
          </table:table-cell>
          <table:table-cell table:style-name="ce7" office:value-type="float" office:value="0.0953947" calcext:value-type="float">
            <text:p>0,0953947</text:p>
          </table:table-cell>
          <table:table-cell office:value-type="float" office:value="22" calcext:value-type="float">
            <text:p>22</text:p>
          </table:table-cell>
          <table:table-cell office:value-type="float" office:value="26.0911" calcext:value-type="float">
            <text:p>26,0911</text:p>
          </table:table-cell>
          <table:table-cell office:value-type="float" office:value="33.3593" calcext:value-type="float">
            <text:p>33,3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890983" calcext:value-type="percentage">
            <text:p>89,10%</text:p>
          </table:table-cell>
          <table:table-cell table:style-name="ce7" office:value-type="float" office:value="0.663976" calcext:value-type="float">
            <text:p>0,663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percentage" office:value="0.343695" calcext:value-type="percentage">
            <text:p>34,37%</text:p>
          </table:table-cell>
          <table:table-cell table:style-name="ce7" office:value-type="float" office:value="0.109893" calcext:value-type="float">
            <text:p>0,109893</text:p>
          </table:table-cell>
          <table:table-cell office:value-type="float" office:value="20" calcext:value-type="float">
            <text:p>20</text:p>
          </table:table-cell>
          <table:table-cell office:value-type="float" office:value="19.9929" calcext:value-type="float">
            <text:p>19,9929</text:p>
          </table:table-cell>
          <table:table-cell office:value-type="float" office:value="28.1973" calcext:value-type="float">
            <text:p>28,197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690953" calcext:value-type="percentage">
            <text:p>69,10%</text:p>
          </table:table-cell>
          <table:table-cell table:style-name="ce7" office:value-type="float" office:value="0.486387" calcext:value-type="float">
            <text:p>0,486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percentage" office:value="0.322428" calcext:value-type="percentage">
            <text:p>32,24%</text:p>
          </table:table-cell>
          <table:table-cell table:style-name="ce7" office:value-type="float" office:value="0.115864" calcext:value-type="float">
            <text:p>0,115864</text:p>
          </table:table-cell>
          <table:table-cell office:value-type="float" office:value="28" calcext:value-type="float">
            <text:p>28</text:p>
          </table:table-cell>
          <table:table-cell office:value-type="float" office:value="27.051" calcext:value-type="float">
            <text:p>27,051</text:p>
          </table:table-cell>
          <table:table-cell office:value-type="float" office:value="30.545" calcext:value-type="float">
            <text:p>30,5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656902" calcext:value-type="percentage">
            <text:p>65,69%</text:p>
          </table:table-cell>
          <table:table-cell table:style-name="ce7" office:value-type="float" office:value="0.464456" calcext:value-type="float">
            <text:p>0,46445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percentage" office:value="0.312261" calcext:value-type="percentage">
            <text:p>31,23%</text:p>
          </table:table-cell>
          <table:table-cell table:style-name="ce7" office:value-type="float" office:value="0.106337" calcext:value-type="float">
            <text:p>0,106337</text:p>
          </table:table-cell>
          <table:table-cell office:value-type="float" office:value="20" calcext:value-type="float">
            <text:p>20</text:p>
          </table:table-cell>
          <table:table-cell office:value-type="float" office:value="26.2086" calcext:value-type="float">
            <text:p>26,2086</text:p>
          </table:table-cell>
          <table:table-cell office:value-type="float" office:value="30.0122" calcext:value-type="float">
            <text:p>30,01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36417" calcext:value-type="percentage">
            <text:p>63,64%</text:p>
          </table:table-cell>
          <table:table-cell table:style-name="ce7" office:value-type="float" office:value="0.474312" calcext:value-type="float">
            <text:p>0,4743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percentage" office:value="0.338815" calcext:value-type="percentage">
            <text:p>33,88%</text:p>
          </table:table-cell>
          <table:table-cell table:style-name="ce7" office:value-type="float" office:value="0.11793" calcext:value-type="float">
            <text:p>0,11793</text:p>
          </table:table-cell>
          <table:table-cell office:value-type="float" office:value="29" calcext:value-type="float">
            <text:p>29</text:p>
          </table:table-cell>
          <table:table-cell office:value-type="float" office:value="27.7767" calcext:value-type="float">
            <text:p>27,7767</text:p>
          </table:table-cell>
          <table:table-cell office:value-type="float" office:value="36.967" calcext:value-type="float">
            <text:p>36,9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29496" calcext:value-type="percentage">
            <text:p>62,95%</text:p>
          </table:table-cell>
          <table:table-cell table:style-name="ce7" office:value-type="float" office:value="0.457278" calcext:value-type="float">
            <text:p>0,457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percentage" office:value="0.319922" calcext:value-type="percentage">
            <text:p>31,99%</text:p>
          </table:table-cell>
          <table:table-cell table:style-name="ce7" office:value-type="float" office:value="0.112558" calcext:value-type="float">
            <text:p>0,112558</text:p>
          </table:table-cell>
          <table:table-cell office:value-type="float" office:value="22" calcext:value-type="float">
            <text:p>22</text:p>
          </table:table-cell>
          <table:table-cell office:value-type="float" office:value="33.1049" calcext:value-type="float">
            <text:p>33,1049</text:p>
          </table:table-cell>
          <table:table-cell office:value-type="float" office:value="38.5846" calcext:value-type="float">
            <text:p>38,58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653696" calcext:value-type="percentage">
            <text:p>65,37%</text:p>
          </table:table-cell>
          <table:table-cell table:style-name="ce7" office:value-type="float" office:value="0.49828" calcext:value-type="float">
            <text:p>0,49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percentage" office:value="0.333613" calcext:value-type="percentage">
            <text:p>33,36%</text:p>
          </table:table-cell>
          <table:table-cell table:style-name="ce7" office:value-type="float" office:value="0.106545" calcext:value-type="float">
            <text:p>0,106545</text:p>
          </table:table-cell>
          <table:table-cell office:value-type="float" office:value="28" calcext:value-type="float">
            <text:p>28</text:p>
          </table:table-cell>
          <table:table-cell office:value-type="float" office:value="18.5091" calcext:value-type="float">
            <text:p>18,5091</text:p>
          </table:table-cell>
          <table:table-cell office:value-type="float" office:value="22.6563" calcext:value-type="float">
            <text:p>22,6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633187" calcext:value-type="percentage">
            <text:p>63,32%</text:p>
          </table:table-cell>
          <table:table-cell table:style-name="ce7" office:value-type="float" office:value="0.472258" calcext:value-type="float">
            <text:p>0,4722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percentage" office:value="0.328727" calcext:value-type="percentage">
            <text:p>32,87%</text:p>
          </table:table-cell>
          <table:table-cell table:style-name="ce7" office:value-type="float" office:value="0.0971212" calcext:value-type="float">
            <text:p>0,0971212</text:p>
          </table:table-cell>
          <table:table-cell office:value-type="float" office:value="163" calcext:value-type="float">
            <text:p>163</text:p>
          </table:table-cell>
          <table:table-cell office:value-type="float" office:value="22.3211" calcext:value-type="float">
            <text:p>22,3211</text:p>
          </table:table-cell>
          <table:table-cell office:value-type="float" office:value="26.3568" calcext:value-type="float">
            <text:p>26,35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366447" calcext:value-type="percentage">
            <text:p>36,64%</text:p>
          </table:table-cell>
          <table:table-cell table:style-name="ce7" office:value-type="float" office:value="0.393007" calcext:value-type="float">
            <text:p>0,3930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percentage" office:value="0.304816" calcext:value-type="percentage">
            <text:p>30,48%</text:p>
          </table:table-cell>
          <table:table-cell table:style-name="ce7" office:value-type="float" office:value="0.127121" calcext:value-type="float">
            <text:p>0,127121</text:p>
          </table:table-cell>
          <table:table-cell office:value-type="float" office:value="124" calcext:value-type="float">
            <text:p>124</text:p>
          </table:table-cell>
          <table:table-cell office:value-type="float" office:value="22.5205" calcext:value-type="float">
            <text:p>22,5205</text:p>
          </table:table-cell>
          <table:table-cell office:value-type="float" office:value="28.3797" calcext:value-type="float">
            <text:p>28,37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452778" calcext:value-type="percentage">
            <text:p>45,28%</text:p>
          </table:table-cell>
          <table:table-cell table:style-name="ce7" office:value-type="float" office:value="0.42782" calcext:value-type="float">
            <text:p>0,42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percentage" office:value="0.307414" calcext:value-type="percentage">
            <text:p>30,74%</text:p>
          </table:table-cell>
          <table:table-cell table:style-name="ce7" office:value-type="float" office:value="0.115456" calcext:value-type="float">
            <text:p>0,115456</text:p>
          </table:table-cell>
          <table:table-cell office:value-type="float" office:value="159" calcext:value-type="float">
            <text:p>159</text:p>
          </table:table-cell>
          <table:table-cell office:value-type="float" office:value="33.3762" calcext:value-type="float">
            <text:p>33,3762</text:p>
          </table:table-cell>
          <table:table-cell office:value-type="float" office:value="36.8708" calcext:value-type="float">
            <text:p>36,87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467013" calcext:value-type="percentage">
            <text:p>46,70%</text:p>
          </table:table-cell>
          <table:table-cell table:style-name="ce7" office:value-type="float" office:value="0.422734" calcext:value-type="float">
            <text:p>0,42273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percentage" office:value="0.310205" calcext:value-type="percentage">
            <text:p>31,02%</text:p>
          </table:table-cell>
          <table:table-cell table:style-name="ce7" office:value-type="float" office:value="0.0932903" calcext:value-type="float">
            <text:p>0,0932903</text:p>
          </table:table-cell>
          <table:table-cell office:value-type="float" office:value="187" calcext:value-type="float">
            <text:p>187</text:p>
          </table:table-cell>
          <table:table-cell office:value-type="float" office:value="29.246" calcext:value-type="float">
            <text:p>29,246</text:p>
          </table:table-cell>
          <table:table-cell office:value-type="float" office:value="30.8136" calcext:value-type="float">
            <text:p>30,8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37716" calcext:value-type="percentage">
            <text:p>37,72%</text:p>
          </table:table-cell>
          <table:table-cell table:style-name="ce7" office:value-type="float" office:value="0.37635" calcext:value-type="float">
            <text:p>0,376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percentage" office:value="0.309807" calcext:value-type="percentage">
            <text:p>30,98%</text:p>
          </table:table-cell>
          <table:table-cell table:style-name="ce7" office:value-type="float" office:value="0.097687" calcext:value-type="float">
            <text:p>0,097687</text:p>
          </table:table-cell>
          <table:table-cell office:value-type="float" office:value="126" calcext:value-type="float">
            <text:p>126</text:p>
          </table:table-cell>
          <table:table-cell office:value-type="float" office:value="48.9241" calcext:value-type="float">
            <text:p>48,9241</text:p>
          </table:table-cell>
          <table:table-cell office:value-type="float" office:value="52.9359" calcext:value-type="float">
            <text:p>52,93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36159" calcext:value-type="percentage">
            <text:p>43,62%</text:p>
          </table:table-cell>
          <table:table-cell table:style-name="ce7" office:value-type="float" office:value="0.397312" calcext:value-type="float">
            <text:p>0,3973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percentage" office:value="0.32725" calcext:value-type="percentage">
            <text:p>32,73%</text:p>
          </table:table-cell>
          <table:table-cell table:style-name="ce7" office:value-type="float" office:value="0.136714" calcext:value-type="float">
            <text:p>0,136714</text:p>
          </table:table-cell>
          <table:table-cell office:value-type="float" office:value="152" calcext:value-type="float">
            <text:p>152</text:p>
          </table:table-cell>
          <table:table-cell office:value-type="float" office:value="29.8864" calcext:value-type="float">
            <text:p>29,8864</text:p>
          </table:table-cell>
          <table:table-cell office:value-type="float" office:value="29.3248" calcext:value-type="float">
            <text:p>29,32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121" calcext:value-type="percentage">
            <text:p>51,21%</text:p>
          </table:table-cell>
          <table:table-cell table:style-name="ce7" office:value-type="float" office:value="0.491132" calcext:value-type="float">
            <text:p>0,491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percentage" office:value="0.340264" calcext:value-type="percentage">
            <text:p>34,03%</text:p>
          </table:table-cell>
          <table:table-cell table:style-name="ce7" office:value-type="float" office:value="0.119639" calcext:value-type="float">
            <text:p>0,119639</text:p>
          </table:table-cell>
          <table:table-cell office:value-type="float" office:value="182" calcext:value-type="float">
            <text:p>182</text:p>
          </table:table-cell>
          <table:table-cell office:value-type="float" office:value="23.508" calcext:value-type="float">
            <text:p>23,508</text:p>
          </table:table-cell>
          <table:table-cell office:value-type="float" office:value="30.0982" calcext:value-type="float">
            <text:p>30,09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90523" calcext:value-type="percentage">
            <text:p>49,05%</text:p>
          </table:table-cell>
          <table:table-cell table:style-name="ce7" office:value-type="float" office:value="0.53826" calcext:value-type="float">
            <text:p>0,5382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3,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MOG</text:p>
          </table:table-cell>
          <table:table-cell table:style-name="ce1" office:value-type="string" calcext:value-type="string">
            <text:p>track : color hist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304271" calcext:value-type="percentage">
            <text:p>30,43%</text:p>
          </table:table-cell>
          <table:table-cell table:style-name="ce7" office:value-type="float" office:value="0.0728089" calcext:value-type="float">
            <text:p>0,0728089</text:p>
          </table:table-cell>
          <table:table-cell office:value-type="float" office:value="18" calcext:value-type="float">
            <text:p>18</text:p>
          </table:table-cell>
          <table:table-cell office:value-type="float" office:value="13.3456" calcext:value-type="float">
            <text:p>13,3456</text:p>
          </table:table-cell>
          <table:table-cell office:value-type="float" office:value="10.5494" calcext:value-type="float">
            <text:p>10,54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28691" calcext:value-type="percentage">
            <text:p>62,87%</text:p>
          </table:table-cell>
          <table:table-cell table:style-name="ce7" office:value-type="float" office:value="0.416416" calcext:value-type="float">
            <text:p>0,416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percentage" office:value="0.329119" calcext:value-type="percentage">
            <text:p>32,91%</text:p>
          </table:table-cell>
          <table:table-cell table:style-name="ce7" office:value-type="float" office:value="0.0617431" calcext:value-type="float">
            <text:p>0,0617431</text:p>
          </table:table-cell>
          <table:table-cell office:value-type="float" office:value="17" calcext:value-type="float">
            <text:p>17</text:p>
          </table:table-cell>
          <table:table-cell office:value-type="float" office:value="12.1573" calcext:value-type="float">
            <text:p>12,1573</text:p>
          </table:table-cell>
          <table:table-cell office:value-type="float" office:value="11.3299" calcext:value-type="float">
            <text:p>11,32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08924" calcext:value-type="percentage">
            <text:p>60,89%</text:p>
          </table:table-cell>
          <table:table-cell table:style-name="ce7" office:value-type="float" office:value="0.397216" calcext:value-type="float">
            <text:p>0,397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office:value-type="percentage" office:value="0.357235" calcext:value-type="percentage">
            <text:p>35,72%</text:p>
          </table:table-cell>
          <table:table-cell table:style-name="ce7" office:value-type="float" office:value="0.0757844" calcext:value-type="float">
            <text:p>0,0757844</text:p>
          </table:table-cell>
          <table:table-cell office:value-type="float" office:value="15" calcext:value-type="float">
            <text:p>15</text:p>
          </table:table-cell>
          <table:table-cell office:value-type="float" office:value="14.7046" calcext:value-type="float">
            <text:p>14,7046</text:p>
          </table:table-cell>
          <table:table-cell office:value-type="float" office:value="11.8654" calcext:value-type="float">
            <text:p>11,865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office:value-type="percentage" office:value="0.64425" calcext:value-type="percentage">
            <text:p>64,43%</text:p>
          </table:table-cell>
          <table:table-cell table:style-name="ce7" office:value-type="float" office:value="0.470589" calcext:value-type="float">
            <text:p>0,470589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percentage" office:value="0.3492" calcext:value-type="percentage">
            <text:p>34,92%</text:p>
          </table:table-cell>
          <table:table-cell table:style-name="ce7" office:value-type="float" office:value="0.079489" calcext:value-type="float">
            <text:p>0,079489</text:p>
          </table:table-cell>
          <table:table-cell office:value-type="float" office:value="14" calcext:value-type="float">
            <text:p>14</text:p>
          </table:table-cell>
          <table:table-cell office:value-type="float" office:value="19.0571" calcext:value-type="float">
            <text:p>19,0571</text:p>
          </table:table-cell>
          <table:table-cell office:value-type="float" office:value="17.2177" calcext:value-type="float">
            <text:p>17,21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666191" calcext:value-type="percentage">
            <text:p>66,62%</text:p>
          </table:table-cell>
          <table:table-cell table:style-name="ce7" office:value-type="float" office:value="0.477576" calcext:value-type="float">
            <text:p>0,47757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percentage" office:value="0.327727" calcext:value-type="percentage">
            <text:p>32,77%</text:p>
          </table:table-cell>
          <table:table-cell table:style-name="ce7" office:value-type="float" office:value="0.0716999" calcext:value-type="float">
            <text:p>0,0716999</text:p>
          </table:table-cell>
          <table:table-cell office:value-type="float" office:value="16" calcext:value-type="float">
            <text:p>16</text:p>
          </table:table-cell>
          <table:table-cell office:value-type="float" office:value="36.734" calcext:value-type="float">
            <text:p>36,734</text:p>
          </table:table-cell>
          <table:table-cell office:value-type="float" office:value="34.1741" calcext:value-type="float">
            <text:p>34,17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91361" calcext:value-type="percentage">
            <text:p>59,14%</text:p>
          </table:table-cell>
          <table:table-cell table:style-name="ce7" office:value-type="float" office:value="0.408109" calcext:value-type="float">
            <text:p>0,40810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percentage" office:value="0.360993" calcext:value-type="percentage">
            <text:p>36,10%</text:p>
          </table:table-cell>
          <table:table-cell table:style-name="ce7" office:value-type="float" office:value="0.0600427" calcext:value-type="float">
            <text:p>0,0600427</text:p>
          </table:table-cell>
          <table:table-cell office:value-type="float" office:value="25" calcext:value-type="float">
            <text:p>25</text:p>
          </table:table-cell>
          <table:table-cell office:value-type="float" office:value="10.8282" calcext:value-type="float">
            <text:p>10,8282</text:p>
          </table:table-cell>
          <table:table-cell office:value-type="float" office:value="7.95672" calcext:value-type="float">
            <text:p>7,95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51712" calcext:value-type="percentage">
            <text:p>55,17%</text:p>
          </table:table-cell>
          <table:table-cell table:style-name="ce7" office:value-type="float" office:value="0.433598" calcext:value-type="float">
            <text:p>0,433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percentage" office:value="0.35833" calcext:value-type="percentage">
            <text:p>35,83%</text:p>
          </table:table-cell>
          <table:table-cell table:style-name="ce7" office:value-type="float" office:value="0.0644346" calcext:value-type="float">
            <text:p>0,0644346</text:p>
          </table:table-cell>
          <table:table-cell office:value-type="float" office:value="21" calcext:value-type="float">
            <text:p>21</text:p>
          </table:table-cell>
          <table:table-cell office:value-type="float" office:value="11.4897" calcext:value-type="float">
            <text:p>11,4897</text:p>
          </table:table-cell>
          <table:table-cell office:value-type="float" office:value="8.59132" calcext:value-type="float">
            <text:p>8,59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44692" calcext:value-type="percentage">
            <text:p>54,47%</text:p>
          </table:table-cell>
          <table:table-cell table:style-name="ce7" office:value-type="float" office:value="0.425173" calcext:value-type="float">
            <text:p>0,425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percentage" office:value="0.348407" calcext:value-type="percentage">
            <text:p>34,84%</text:p>
          </table:table-cell>
          <table:table-cell table:style-name="ce7" office:value-type="float" office:value="0.0702443" calcext:value-type="float">
            <text:p>0,0702443</text:p>
          </table:table-cell>
          <table:table-cell office:value-type="float" office:value="17" calcext:value-type="float">
            <text:p>17</text:p>
          </table:table-cell>
          <table:table-cell office:value-type="float" office:value="14.0188" calcext:value-type="float">
            <text:p>14,0188</text:p>
          </table:table-cell>
          <table:table-cell office:value-type="float" office:value="10.5167" calcext:value-type="float">
            <text:p>10,51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96649" calcext:value-type="percentage">
            <text:p>59,66%</text:p>
          </table:table-cell>
          <table:table-cell table:style-name="ce7" office:value-type="float" office:value="0.458219" calcext:value-type="float">
            <text:p>0,458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percentage" office:value="0.327419" calcext:value-type="percentage">
            <text:p>32,74%</text:p>
          </table:table-cell>
          <table:table-cell table:style-name="ce7" office:value-type="float" office:value="0.0859752" calcext:value-type="float">
            <text:p>0,0859752</text:p>
          </table:table-cell>
          <table:table-cell office:value-type="float" office:value="131" calcext:value-type="float">
            <text:p>131</text:p>
          </table:table-cell>
          <table:table-cell office:value-type="float" office:value="13.6267" calcext:value-type="float">
            <text:p>13,6267</text:p>
          </table:table-cell>
          <table:table-cell office:value-type="float" office:value="13.8884" calcext:value-type="float">
            <text:p>13,88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3874" calcext:value-type="percentage">
            <text:p>43,39%</text:p>
          </table:table-cell>
          <table:table-cell table:style-name="ce7" office:value-type="float" office:value="0.381157" calcext:value-type="float">
            <text:p>0,38115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percentage" office:value="0.354036" calcext:value-type="percentage">
            <text:p>35,40%</text:p>
          </table:table-cell>
          <table:table-cell table:style-name="ce7" office:value-type="float" office:value="0.0950538" calcext:value-type="float">
            <text:p>0,0950538</text:p>
          </table:table-cell>
          <table:table-cell office:value-type="float" office:value="124" calcext:value-type="float">
            <text:p>124</text:p>
          </table:table-cell>
          <table:table-cell office:value-type="float" office:value="16.3442" calcext:value-type="float">
            <text:p>16,3442</text:p>
          </table:table-cell>
          <table:table-cell office:value-type="float" office:value="17.8292" calcext:value-type="float">
            <text:p>17,82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59891" calcext:value-type="percentage">
            <text:p>45,99%</text:p>
          </table:table-cell>
          <table:table-cell table:style-name="ce7" office:value-type="float" office:value="0.372868" calcext:value-type="float">
            <text:p>0,372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percentage" office:value="0.348637" calcext:value-type="percentage">
            <text:p>34,86%</text:p>
          </table:table-cell>
          <table:table-cell table:style-name="ce7" office:value-type="float" office:value="0.0727165" calcext:value-type="float">
            <text:p>0,0727165</text:p>
          </table:table-cell>
          <table:table-cell office:value-type="float" office:value="125" calcext:value-type="float">
            <text:p>125</text:p>
          </table:table-cell>
          <table:table-cell office:value-type="float" office:value="11.923" calcext:value-type="float">
            <text:p>11,923</text:p>
          </table:table-cell>
          <table:table-cell office:value-type="float" office:value="13.8966" calcext:value-type="float">
            <text:p>13,8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76291" calcext:value-type="percentage">
            <text:p>47,63%</text:p>
          </table:table-cell>
          <table:table-cell table:style-name="ce7" office:value-type="float" office:value="0.419228" calcext:value-type="float">
            <text:p>0,41922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percentage" office:value="0.337455" calcext:value-type="percentage">
            <text:p>33,75%</text:p>
          </table:table-cell>
          <table:table-cell table:style-name="ce7" office:value-type="float" office:value="0.0541315" calcext:value-type="float">
            <text:p>0,0541315</text:p>
          </table:table-cell>
          <table:table-cell office:value-type="float" office:value="162" calcext:value-type="float">
            <text:p>162</text:p>
          </table:table-cell>
          <table:table-cell office:value-type="float" office:value="14.7046" calcext:value-type="float">
            <text:p>14,7046</text:p>
          </table:table-cell>
          <table:table-cell office:value-type="float" office:value="14.3848" calcext:value-type="float">
            <text:p>14,38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73201" calcext:value-type="percentage">
            <text:p>37,32%</text:p>
          </table:table-cell>
          <table:table-cell table:style-name="ce7" office:value-type="float" office:value="0.361668" calcext:value-type="float">
            <text:p>0,36166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percentage" office:value="0.348202" calcext:value-type="percentage">
            <text:p>34,82%</text:p>
          </table:table-cell>
          <table:table-cell table:style-name="ce7" office:value-type="float" office:value="0.0523637" calcext:value-type="float">
            <text:p>0,0523637</text:p>
          </table:table-cell>
          <table:table-cell office:value-type="float" office:value="138" calcext:value-type="float">
            <text:p>138</text:p>
          </table:table-cell>
          <table:table-cell office:value-type="float" office:value="12.1406" calcext:value-type="float">
            <text:p>12,1406</text:p>
          </table:table-cell>
          <table:table-cell office:value-type="float" office:value="11.4995" calcext:value-type="float">
            <text:p>11,49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463178" calcext:value-type="percentage">
            <text:p>46,32%</text:p>
          </table:table-cell>
          <table:table-cell table:style-name="ce7" office:value-type="float" office:value="0.426764" calcext:value-type="float">
            <text:p>0,42676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360764" calcext:value-type="percentage">
            <text:p>36,08%</text:p>
          </table:table-cell>
          <table:table-cell table:style-name="ce7" office:value-type="float" office:value="0.0977092" calcext:value-type="float">
            <text:p>0,0977092</text:p>
          </table:table-cell>
          <table:table-cell office:value-type="float" office:value="136" calcext:value-type="float">
            <text:p>136</text:p>
          </table:table-cell>
          <table:table-cell office:value-type="float" office:value="16.131" calcext:value-type="float">
            <text:p>16,131</text:p>
          </table:table-cell>
          <table:table-cell office:value-type="float" office:value="18.1263" calcext:value-type="float">
            <text:p>18,1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1996" calcext:value-type="percentage">
            <text:p>43,20%</text:p>
          </table:table-cell>
          <table:table-cell table:style-name="ce7" office:value-type="float" office:value="0.430584" calcext:value-type="float">
            <text:p>0,430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371156" calcext:value-type="percentage">
            <text:p>37,12%</text:p>
          </table:table-cell>
          <table:table-cell table:style-name="ce7" office:value-type="float" office:value="0.0691541" calcext:value-type="float">
            <text:p>0,0691541</text:p>
          </table:table-cell>
          <table:table-cell office:value-type="float" office:value="125" calcext:value-type="float">
            <text:p>125</text:p>
          </table:table-cell>
          <table:table-cell office:value-type="float" office:value="16.5203" calcext:value-type="float">
            <text:p>16,5203</text:p>
          </table:table-cell>
          <table:table-cell office:value-type="float" office:value="17.6011" calcext:value-type="float">
            <text:p>17,60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38176" calcext:value-type="percentage">
            <text:p>43,82%</text:p>
          </table:table-cell>
          <table:table-cell table:style-name="ce7" office:value-type="float" office:value="0.365132" calcext:value-type="float">
            <text:p>0,36513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MOG</text:p>
          </table:table-cell>
          <table:table-cell table:style-name="ce1" office:value-type="string" calcext:value-type="string">
            <text:p>track : KCF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percentage" office:value="0.283989" calcext:value-type="percentage">
            <text:p>28,40%</text:p>
          </table:table-cell>
          <table:table-cell table:style-name="ce7" office:value-type="float" office:value="0.0987098" calcext:value-type="float">
            <text:p>0,0987098</text:p>
          </table:table-cell>
          <table:table-cell office:value-type="float" office:value="18" calcext:value-type="float">
            <text:p>18</text:p>
          </table:table-cell>
          <table:table-cell office:value-type="float" office:value="25.4583" calcext:value-type="float">
            <text:p>25,4583</text:p>
          </table:table-cell>
          <table:table-cell office:value-type="float" office:value="32.4499" calcext:value-type="float">
            <text:p>32,44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692376" calcext:value-type="percentage">
            <text:p>69,24%</text:p>
          </table:table-cell>
          <table:table-cell table:style-name="ce7" office:value-type="float" office:value="0.488302" calcext:value-type="float">
            <text:p>0,488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percentage" office:value="0.310287" calcext:value-type="percentage">
            <text:p>31,03%</text:p>
          </table:table-cell>
          <table:table-cell table:style-name="ce7" office:value-type="float" office:value="0.0979618" calcext:value-type="float">
            <text:p>0,0979618</text:p>
          </table:table-cell>
          <table:table-cell office:value-type="float" office:value="17" calcext:value-type="float">
            <text:p>17</text:p>
          </table:table-cell>
          <table:table-cell office:value-type="float" office:value="20.8505" calcext:value-type="float">
            <text:p>20,8505</text:p>
          </table:table-cell>
          <table:table-cell office:value-type="float" office:value="25.4112" calcext:value-type="float">
            <text:p>25,4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91994" calcext:value-type="percentage">
            <text:p>69,20%</text:p>
          </table:table-cell>
          <table:table-cell table:style-name="ce7" office:value-type="float" office:value="0.444934" calcext:value-type="float">
            <text:p>0,444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percentage" office:value="0.324095" calcext:value-type="percentage">
            <text:p>32,41%</text:p>
          </table:table-cell>
          <table:table-cell table:style-name="ce7" office:value-type="float" office:value="0.112376" calcext:value-type="float">
            <text:p>0,112376</text:p>
          </table:table-cell>
          <table:table-cell office:value-type="float" office:value="18" calcext:value-type="float">
            <text:p>18</text:p>
          </table:table-cell>
          <table:table-cell office:value-type="float" office:value="20.8107" calcext:value-type="float">
            <text:p>20,8107</text:p>
          </table:table-cell>
          <table:table-cell office:value-type="float" office:value="25.7147" calcext:value-type="float">
            <text:p>25,71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791559" calcext:value-type="percentage">
            <text:p>79,16%</text:p>
          </table:table-cell>
          <table:table-cell table:style-name="ce7" office:value-type="float" office:value="0.535628" calcext:value-type="float">
            <text:p>0,535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percentage" office:value="0.318618" calcext:value-type="percentage">
            <text:p>31,86%</text:p>
          </table:table-cell>
          <table:table-cell table:style-name="ce7" office:value-type="float" office:value="0.118291" calcext:value-type="float">
            <text:p>0,118291</text:p>
          </table:table-cell>
          <table:table-cell office:value-type="float" office:value="14" calcext:value-type="float">
            <text:p>14</text:p>
          </table:table-cell>
          <table:table-cell office:value-type="float" office:value="29.7922" calcext:value-type="float">
            <text:p>29,7922</text:p>
          </table:table-cell>
          <table:table-cell office:value-type="float" office:value="39.9281" calcext:value-type="float">
            <text:p>39,92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788658" calcext:value-type="percentage">
            <text:p>78,87%</text:p>
          </table:table-cell>
          <table:table-cell table:style-name="ce7" office:value-type="float" office:value="0.55229" calcext:value-type="float">
            <text:p>0,5522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percentage" office:value="0.305152" calcext:value-type="percentage">
            <text:p>30,52%</text:p>
          </table:table-cell>
          <table:table-cell table:style-name="ce7" office:value-type="float" office:value="0.103155" calcext:value-type="float">
            <text:p>0,103155</text:p>
          </table:table-cell>
          <table:table-cell office:value-type="float" office:value="15" calcext:value-type="float">
            <text:p>15</text:p>
          </table:table-cell>
          <table:table-cell office:value-type="float" office:value="19.9835" calcext:value-type="float">
            <text:p>19,9835</text:p>
          </table:table-cell>
          <table:table-cell office:value-type="float" office:value="22.897" calcext:value-type="float">
            <text:p>22,8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668738" calcext:value-type="percentage">
            <text:p>66,87%</text:p>
          </table:table-cell>
          <table:table-cell table:style-name="ce7" office:value-type="float" office:value="0.4712" calcext:value-type="float">
            <text:p>0,47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percentage" office:value="0.308029" calcext:value-type="percentage">
            <text:p>30,80%</text:p>
          </table:table-cell>
          <table:table-cell table:style-name="ce7" office:value-type="float" office:value="0.109373" calcext:value-type="float">
            <text:p>0,109373</text:p>
          </table:table-cell>
          <table:table-cell office:value-type="float" office:value="24" calcext:value-type="float">
            <text:p>24</text:p>
          </table:table-cell>
          <table:table-cell office:value-type="float" office:value="19.79" calcext:value-type="float">
            <text:p>19,79</text:p>
          </table:table-cell>
          <table:table-cell office:value-type="float" office:value="22.9855" calcext:value-type="float">
            <text:p>22,98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788502" calcext:value-type="percentage">
            <text:p>78,85%</text:p>
          </table:table-cell>
          <table:table-cell table:style-name="ce7" office:value-type="float" office:value="0.609263" calcext:value-type="float">
            <text:p>0,609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percentage" office:value="0.316519" calcext:value-type="percentage">
            <text:p>31,65%</text:p>
          </table:table-cell>
          <table:table-cell table:style-name="ce7" office:value-type="float" office:value="0.119269" calcext:value-type="float">
            <text:p>0,119269</text:p>
          </table:table-cell>
          <table:table-cell office:value-type="float" office:value="11" calcext:value-type="float">
            <text:p>11</text:p>
          </table:table-cell>
          <table:table-cell office:value-type="float" office:value="36.2567" calcext:value-type="float">
            <text:p>36,2567</text:p>
          </table:table-cell>
          <table:table-cell office:value-type="float" office:value="38.5905" calcext:value-type="float">
            <text:p>38,59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818634" calcext:value-type="percentage">
            <text:p>81,86%</text:p>
          </table:table-cell>
          <table:table-cell table:style-name="ce7" office:value-type="float" office:value="0.544606" calcext:value-type="float">
            <text:p>0,544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percentage" office:value="0.305907" calcext:value-type="percentage">
            <text:p>30,59%</text:p>
          </table:table-cell>
          <table:table-cell table:style-name="ce7" office:value-type="float" office:value="0.125402" calcext:value-type="float">
            <text:p>0,125402</text:p>
          </table:table-cell>
          <table:table-cell office:value-type="float" office:value="15" calcext:value-type="float">
            <text:p>15</text:p>
          </table:table-cell>
          <table:table-cell office:value-type="float" office:value="35.6023" calcext:value-type="float">
            <text:p>35,6023</text:p>
          </table:table-cell>
          <table:table-cell office:value-type="float" office:value="42.0324" calcext:value-type="float">
            <text:p>42,03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665885" calcext:value-type="percentage">
            <text:p>66,59%</text:p>
          </table:table-cell>
          <table:table-cell table:style-name="ce7" office:value-type="float" office:value="0.411472" calcext:value-type="float">
            <text:p>0,411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percentage" office:value="0.322533" calcext:value-type="percentage">
            <text:p>32,25%</text:p>
          </table:table-cell>
          <table:table-cell table:style-name="ce7" office:value-type="float" office:value="0.100431" calcext:value-type="float">
            <text:p>0,100431</text:p>
          </table:table-cell>
          <table:table-cell office:value-type="float" office:value="177" calcext:value-type="float">
            <text:p>177</text:p>
          </table:table-cell>
          <table:table-cell office:value-type="float" office:value="19.5907" calcext:value-type="float">
            <text:p>19,5907</text:p>
          </table:table-cell>
          <table:table-cell office:value-type="float" office:value="23.7393" calcext:value-type="float">
            <text:p>23,73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27654" calcext:value-type="percentage">
            <text:p>42,77%</text:p>
          </table:table-cell>
          <table:table-cell table:style-name="ce7" office:value-type="float" office:value="0.41733" calcext:value-type="float">
            <text:p>0,417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percentage" office:value="0.311494" calcext:value-type="percentage">
            <text:p>31,15%</text:p>
          </table:table-cell>
          <table:table-cell table:style-name="ce7" office:value-type="float" office:value="0.122864" calcext:value-type="float">
            <text:p>0,122864</text:p>
          </table:table-cell>
          <table:table-cell office:value-type="float" office:value="151" calcext:value-type="float">
            <text:p>151</text:p>
          </table:table-cell>
          <table:table-cell office:value-type="float" office:value="28.2011" calcext:value-type="float">
            <text:p>28,2011</text:p>
          </table:table-cell>
          <table:table-cell office:value-type="float" office:value="32.1808" calcext:value-type="float">
            <text:p>32,18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353339" calcext:value-type="percentage">
            <text:p>35,33%</text:p>
          </table:table-cell>
          <table:table-cell table:style-name="ce7" office:value-type="float" office:value="0.34635" calcext:value-type="float">
            <text:p>0,34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0.317042" calcext:value-type="percentage">
            <text:p>31,70%</text:p>
          </table:table-cell>
          <table:table-cell table:style-name="ce7" office:value-type="float" office:value="0.102232" calcext:value-type="float">
            <text:p>0,102232</text:p>
          </table:table-cell>
          <table:table-cell office:value-type="float" office:value="130" calcext:value-type="float">
            <text:p>130</text:p>
          </table:table-cell>
          <table:table-cell office:value-type="float" office:value="26.8046" calcext:value-type="float">
            <text:p>26,8046</text:p>
          </table:table-cell>
          <table:table-cell office:value-type="float" office:value="28.6324" calcext:value-type="float">
            <text:p>28,6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489743" calcext:value-type="percentage">
            <text:p>48,97%</text:p>
          </table:table-cell>
          <table:table-cell table:style-name="ce7" office:value-type="float" office:value="0.372278" calcext:value-type="float">
            <text:p>0,3722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percentage" office:value="0.312601" calcext:value-type="percentage">
            <text:p>31,26%</text:p>
          </table:table-cell>
          <table:table-cell table:style-name="ce7" office:value-type="float" office:value="0.0915509" calcext:value-type="float">
            <text:p>0,0915509</text:p>
          </table:table-cell>
          <table:table-cell office:value-type="float" office:value="188" calcext:value-type="float">
            <text:p>188</text:p>
          </table:table-cell>
          <table:table-cell office:value-type="float" office:value="28.3949" calcext:value-type="float">
            <text:p>28,3949</text:p>
          </table:table-cell>
          <table:table-cell office:value-type="float" office:value="31.6064" calcext:value-type="float">
            <text:p>31,6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00302" calcext:value-type="percentage">
            <text:p>40,03%</text:p>
          </table:table-cell>
          <table:table-cell table:style-name="ce7" office:value-type="float" office:value="0.36343" calcext:value-type="float">
            <text:p>0,3634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percentage" office:value="0.318634" calcext:value-type="percentage">
            <text:p>31,86%</text:p>
          </table:table-cell>
          <table:table-cell table:style-name="ce7" office:value-type="float" office:value="0.100774" calcext:value-type="float">
            <text:p>0,100774</text:p>
          </table:table-cell>
          <table:table-cell office:value-type="float" office:value="162" calcext:value-type="float">
            <text:p>162</text:p>
          </table:table-cell>
          <table:table-cell office:value-type="float" office:value="20.5349" calcext:value-type="float">
            <text:p>20,5349</text:p>
          </table:table-cell>
          <table:table-cell office:value-type="float" office:value="23.2754" calcext:value-type="float">
            <text:p>23,27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75566" calcext:value-type="percentage">
            <text:p>47,56%</text:p>
          </table:table-cell>
          <table:table-cell table:style-name="ce7" office:value-type="float" office:value="0.420477" calcext:value-type="float">
            <text:p>0,4204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percentage" office:value="0.341138" calcext:value-type="percentage">
            <text:p>34,11%</text:p>
          </table:table-cell>
          <table:table-cell table:style-name="ce7" office:value-type="float" office:value="0.11373" calcext:value-type="float">
            <text:p>0,11373</text:p>
          </table:table-cell>
          <table:table-cell office:value-type="float" office:value="145" calcext:value-type="float">
            <text:p>145</text:p>
          </table:table-cell>
          <table:table-cell office:value-type="float" office:value="22.6149" calcext:value-type="float">
            <text:p>22,6149</text:p>
          </table:table-cell>
          <table:table-cell office:value-type="float" office:value="25.027" calcext:value-type="float">
            <text:p>25,0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30771" calcext:value-type="percentage">
            <text:p>43,08%</text:p>
          </table:table-cell>
          <table:table-cell table:style-name="ce7" office:value-type="float" office:value="0.430725" calcext:value-type="float">
            <text:p>0,430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percentage" office:value="0.333461" calcext:value-type="percentage">
            <text:p>33,35%</text:p>
          </table:table-cell>
          <table:table-cell table:style-name="ce7" office:value-type="float" office:value="0.114081" calcext:value-type="float">
            <text:p>0,114081</text:p>
          </table:table-cell>
          <table:table-cell office:value-type="float" office:value="152" calcext:value-type="float">
            <text:p>152</text:p>
          </table:table-cell>
          <table:table-cell office:value-type="float" office:value="24.7699" calcext:value-type="float">
            <text:p>24,7699</text:p>
          </table:table-cell>
          <table:table-cell office:value-type="float" office:value="25.9637" calcext:value-type="float">
            <text:p>25,96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48373" calcext:value-type="percentage">
            <text:p>44,84%</text:p>
          </table:table-cell>
          <table:table-cell table:style-name="ce7" office:value-type="float" office:value="0.328419" calcext:value-type="float">
            <text:p>0,3284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3,4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frame diff</text:p>
          </table:table-cell>
          <table:table-cell table:style-name="ce4" office:value-type="string" calcext:value-type="string">
            <text:p>track : color hist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percentage" office:value="0.278006" calcext:value-type="percentage">
            <text:p>27,80%</text:p>
          </table:table-cell>
          <table:table-cell table:style-name="ce7" office:value-type="float" office:value="0.0564756" calcext:value-type="float">
            <text:p>0,0564756</text:p>
          </table:table-cell>
          <table:table-cell office:value-type="float" office:value="7" calcext:value-type="float">
            <text:p>7</text:p>
          </table:table-cell>
          <table:table-cell office:value-type="float" office:value="18.2341" calcext:value-type="float">
            <text:p>18,2341</text:p>
          </table:table-cell>
          <table:table-cell office:value-type="float" office:value="18.6541" calcext:value-type="float">
            <text:p>18,65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592808" calcext:value-type="percentage">
            <text:p>59,28%</text:p>
          </table:table-cell>
          <table:table-cell table:style-name="ce7" office:value-type="float" office:value="0.665954" calcext:value-type="float">
            <text:p>0,665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percentage" office:value="0.317362" calcext:value-type="percentage">
            <text:p>31,74%</text:p>
          </table:table-cell>
          <table:table-cell table:style-name="ce7" office:value-type="float" office:value="0.0578705" calcext:value-type="float">
            <text:p>0,0578705</text:p>
          </table:table-cell>
          <table:table-cell office:value-type="float" office:value="13" calcext:value-type="float">
            <text:p>13</text:p>
          </table:table-cell>
          <table:table-cell office:value-type="float" office:value="14.3818" calcext:value-type="float">
            <text:p>14,3818</text:p>
          </table:table-cell>
          <table:table-cell office:value-type="float" office:value="11.7177" calcext:value-type="float">
            <text:p>11,7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509156" calcext:value-type="percentage">
            <text:p>50,92%</text:p>
          </table:table-cell>
          <table:table-cell table:style-name="ce7" office:value-type="float" office:value="0.228106" calcext:value-type="float">
            <text:p>0,228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percentage" office:value="0.359449" calcext:value-type="percentage">
            <text:p>35,94%</text:p>
          </table:table-cell>
          <table:table-cell table:style-name="ce7" office:value-type="float" office:value="0.0672641" calcext:value-type="float">
            <text:p>0,0672641</text:p>
          </table:table-cell>
          <table:table-cell office:value-type="float" office:value="15" calcext:value-type="float">
            <text:p>15</text:p>
          </table:table-cell>
          <table:table-cell office:value-type="float" office:value="33.9112" calcext:value-type="float">
            <text:p>33,9112</text:p>
          </table:table-cell>
          <table:table-cell office:value-type="float" office:value="25.3946" calcext:value-type="float">
            <text:p>25,3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1273" calcext:value-type="percentage">
            <text:p>43,13%</text:p>
          </table:table-cell>
          <table:table-cell table:style-name="ce7" office:value-type="float" office:value="0.156087" calcext:value-type="float">
            <text:p>0,156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percentage" office:value="0.386982" calcext:value-type="percentage">
            <text:p>38,70%</text:p>
          </table:table-cell>
          <table:table-cell table:style-name="ce7" office:value-type="float" office:value="0.0705229" calcext:value-type="float">
            <text:p>0,0705229</text:p>
          </table:table-cell>
          <table:table-cell office:value-type="float" office:value="19" calcext:value-type="float">
            <text:p>19</text:p>
          </table:table-cell>
          <table:table-cell office:value-type="float" office:value="19.8583" calcext:value-type="float">
            <text:p>19,8583</text:p>
          </table:table-cell>
          <table:table-cell office:value-type="float" office:value="15.9094" calcext:value-type="float">
            <text:p>15,90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44893" calcext:value-type="percentage">
            <text:p>44,49%</text:p>
          </table:table-cell>
          <table:table-cell table:style-name="ce7" office:value-type="float" office:value="0.18679" calcext:value-type="float">
            <text:p>0,1867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percentage" office:value="0.341384" calcext:value-type="percentage">
            <text:p>34,14%</text:p>
          </table:table-cell>
          <table:table-cell table:style-name="ce7" office:value-type="float" office:value="0.0527733" calcext:value-type="float">
            <text:p>0,0527733</text:p>
          </table:table-cell>
          <table:table-cell office:value-type="float" office:value="10" calcext:value-type="float">
            <text:p>10</text:p>
          </table:table-cell>
          <table:table-cell office:value-type="float" office:value="11.0681" calcext:value-type="float">
            <text:p>11,0681</text:p>
          </table:table-cell>
          <table:table-cell office:value-type="float" office:value="7.59059" calcext:value-type="float">
            <text:p>7,590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459837" calcext:value-type="percentage">
            <text:p>45,98%</text:p>
          </table:table-cell>
          <table:table-cell table:style-name="ce7" office:value-type="float" office:value="0.242995" calcext:value-type="float">
            <text:p>0,24299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percentage" office:value="0.359078" calcext:value-type="percentage">
            <text:p>35,91%</text:p>
          </table:table-cell>
          <table:table-cell table:style-name="ce7" office:value-type="float" office:value="0.0639653" calcext:value-type="float">
            <text:p>0,0639653</text:p>
          </table:table-cell>
          <table:table-cell office:value-type="float" office:value="17" calcext:value-type="float">
            <text:p>17</text:p>
          </table:table-cell>
          <table:table-cell office:value-type="float" office:value="14.406" calcext:value-type="float">
            <text:p>14,406</text:p>
          </table:table-cell>
          <table:table-cell office:value-type="float" office:value="9.88294" calcext:value-type="float">
            <text:p>9,882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49164" calcext:value-type="percentage">
            <text:p>44,92%</text:p>
          </table:table-cell>
          <table:table-cell table:style-name="ce7" office:value-type="float" office:value="0.204231" calcext:value-type="float">
            <text:p>0,204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percentage" office:value="0.352207" calcext:value-type="percentage">
            <text:p>35,22%</text:p>
          </table:table-cell>
          <table:table-cell table:style-name="ce7" office:value-type="float" office:value="0.0751082" calcext:value-type="float">
            <text:p>0,0751082</text:p>
          </table:table-cell>
          <table:table-cell office:value-type="float" office:value="16" calcext:value-type="float">
            <text:p>16</text:p>
          </table:table-cell>
          <table:table-cell office:value-type="float" office:value="16.0196" calcext:value-type="float">
            <text:p>16,0196</text:p>
          </table:table-cell>
          <table:table-cell office:value-type="float" office:value="14.2215" calcext:value-type="float">
            <text:p>14,22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26124" calcext:value-type="percentage">
            <text:p>42,61%</text:p>
          </table:table-cell>
          <table:table-cell table:style-name="ce7" office:value-type="float" office:value="0.233604" calcext:value-type="float">
            <text:p>0,233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percentage" office:value="0.362094" calcext:value-type="percentage">
            <text:p>36,21%</text:p>
          </table:table-cell>
          <table:table-cell table:style-name="ce7" office:value-type="float" office:value="0.0655718" calcext:value-type="float">
            <text:p>0,0655718</text:p>
          </table:table-cell>
          <table:table-cell office:value-type="float" office:value="14" calcext:value-type="float">
            <text:p>14</text:p>
          </table:table-cell>
          <table:table-cell office:value-type="float" office:value="13.8884" calcext:value-type="float">
            <text:p>13,8884</text:p>
          </table:table-cell>
          <table:table-cell office:value-type="float" office:value="8.60625" calcext:value-type="float">
            <text:p>8,606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476793" calcext:value-type="percentage">
            <text:p>47,68%</text:p>
          </table:table-cell>
          <table:table-cell table:style-name="ce7" office:value-type="float" office:value="0.290176" calcext:value-type="float">
            <text:p>0,290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percentage" office:value="0.309382" calcext:value-type="percentage">
            <text:p>30,94%</text:p>
          </table:table-cell>
          <table:table-cell table:style-name="ce7" office:value-type="float" office:value="0.105054" calcext:value-type="float">
            <text:p>0,105054</text:p>
          </table:table-cell>
          <table:table-cell office:value-type="float" office:value="25" calcext:value-type="float">
            <text:p>25</text:p>
          </table:table-cell>
          <table:table-cell office:value-type="float" office:value="28.6448" calcext:value-type="float">
            <text:p>28,6448</text:p>
          </table:table-cell>
          <table:table-cell office:value-type="float" office:value="28.3261" calcext:value-type="float">
            <text:p>28,32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403075" calcext:value-type="percentage">
            <text:p>40,31%</text:p>
          </table:table-cell>
          <table:table-cell table:style-name="ce7" office:value-type="float" office:value="0.200878" calcext:value-type="float">
            <text:p>0,2008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percentage" office:value="0.3000007" calcext:value-type="percentage">
            <text:p>30,00%</text:p>
          </table:table-cell>
          <table:table-cell table:style-name="ce7" office:value-type="float" office:value="0.070771" calcext:value-type="float">
            <text:p>0,070771</text:p>
          </table:table-cell>
          <table:table-cell office:value-type="float" office:value="49" calcext:value-type="float">
            <text:p>49</text:p>
          </table:table-cell>
          <table:table-cell office:value-type="float" office:value="36.3305" calcext:value-type="float">
            <text:p>36,3305</text:p>
          </table:table-cell>
          <table:table-cell office:value-type="float" office:value="34.0257" calcext:value-type="float">
            <text:p>34,02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26407" calcext:value-type="percentage">
            <text:p>32,64%</text:p>
          </table:table-cell>
          <table:table-cell table:style-name="ce7" office:value-type="float" office:value="0.0783193" calcext:value-type="float">
            <text:p>0,0783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percentage" office:value="0.327706" calcext:value-type="percentage">
            <text:p>32,77%</text:p>
          </table:table-cell>
          <table:table-cell table:style-name="ce7" office:value-type="float" office:value="0.0885366" calcext:value-type="float">
            <text:p>0,0885366</text:p>
          </table:table-cell>
          <table:table-cell office:value-type="float" office:value="37" calcext:value-type="float">
            <text:p>37</text:p>
          </table:table-cell>
          <table:table-cell office:value-type="float" office:value="38.3164" calcext:value-type="float">
            <text:p>38,3164</text:p>
          </table:table-cell>
          <table:table-cell office:value-type="float" office:value="33.3901" calcext:value-type="float">
            <text:p>33,3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34336" calcext:value-type="percentage">
            <text:p>33,43%</text:p>
          </table:table-cell>
          <table:table-cell table:style-name="ce7" office:value-type="float" office:value="0.10603" calcext:value-type="float">
            <text:p>0,1060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percentage" office:value="0.3172" calcext:value-type="percentage">
            <text:p>31,72%</text:p>
          </table:table-cell>
          <table:table-cell table:style-name="ce7" office:value-type="float" office:value="0.101297" calcext:value-type="float">
            <text:p>0,101297</text:p>
          </table:table-cell>
          <table:table-cell office:value-type="float" office:value="25" calcext:value-type="float">
            <text:p>25</text:p>
          </table:table-cell>
          <table:table-cell office:value-type="float" office:value="34.7396" calcext:value-type="float">
            <text:p>34,7396</text:p>
          </table:table-cell>
          <table:table-cell office:value-type="float" office:value="42.6178" calcext:value-type="float">
            <text:p>42,61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49435" calcext:value-type="percentage">
            <text:p>44,94%</text:p>
          </table:table-cell>
          <table:table-cell table:style-name="ce7" office:value-type="float" office:value="0.232687" calcext:value-type="float">
            <text:p>0,23268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percentage" office:value="0.331336" calcext:value-type="percentage">
            <text:p>33,13%</text:p>
          </table:table-cell>
          <table:table-cell table:style-name="ce7" office:value-type="float" office:value="0.0575464" calcext:value-type="float">
            <text:p>0,0575464</text:p>
          </table:table-cell>
          <table:table-cell office:value-type="float" office:value="42" calcext:value-type="float">
            <text:p>42</text:p>
          </table:table-cell>
          <table:table-cell office:value-type="float" office:value="22.9835" calcext:value-type="float">
            <text:p>22,9835</text:p>
          </table:table-cell>
          <table:table-cell office:value-type="float" office:value="18.7442" calcext:value-type="float">
            <text:p>18,74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328448" calcext:value-type="percentage">
            <text:p>32,84%</text:p>
          </table:table-cell>
          <table:table-cell table:style-name="ce7" office:value-type="float" office:value="0.0866056" calcext:value-type="float">
            <text:p>0,086605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percentage" office:value="0.330724" calcext:value-type="percentage">
            <text:p>33,07%</text:p>
          </table:table-cell>
          <table:table-cell table:style-name="ce7" office:value-type="float" office:value="0.0671832" calcext:value-type="float">
            <text:p>0,0671832</text:p>
          </table:table-cell>
          <table:table-cell office:value-type="float" office:value="25" calcext:value-type="float">
            <text:p>25</text:p>
          </table:table-cell>
          <table:table-cell office:value-type="float" office:value="19.2945" calcext:value-type="float">
            <text:p>19,2945</text:p>
          </table:table-cell>
          <table:table-cell office:value-type="float" office:value="14.594" calcext:value-type="float">
            <text:p>14,5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45604" calcext:value-type="percentage">
            <text:p>34,56%</text:p>
          </table:table-cell>
          <table:table-cell table:style-name="ce7" office:value-type="float" office:value="0.0904157" calcext:value-type="float">
            <text:p>0,0904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percentage" office:value="0.328206" calcext:value-type="percentage">
            <text:p>32,82%</text:p>
          </table:table-cell>
          <table:table-cell table:style-name="ce7" office:value-type="float" office:value="0.0883718" calcext:value-type="float">
            <text:p>0,0883718</text:p>
          </table:table-cell>
          <table:table-cell office:value-type="float" office:value="32" calcext:value-type="float">
            <text:p>32</text:p>
          </table:table-cell>
          <table:table-cell office:value-type="float" office:value="34.9673" calcext:value-type="float">
            <text:p>34,9673</text:p>
          </table:table-cell>
          <table:table-cell office:value-type="float" office:value="32.5521" calcext:value-type="float">
            <text:p>32,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.324023" calcext:value-type="percentage">
            <text:p>32,40%</text:p>
          </table:table-cell>
          <table:table-cell table:style-name="ce7" office:value-type="float" office:value="0.127801" calcext:value-type="float">
            <text:p>0,12780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14,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MOG</text:p>
          </table:table-cell>
          <table:table-cell table:style-name="ce4" office:value-type="string" calcext:value-type="string">
            <text:p>track : color hist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percentage" office:value="0.28866" calcext:value-type="percentage">
            <text:p>28,87%</text:p>
          </table:table-cell>
          <table:table-cell table:style-name="ce7" office:value-type="float" office:value="0.0656314" calcext:value-type="float">
            <text:p>0,0656314</text:p>
          </table:table-cell>
          <table:table-cell office:value-type="float" office:value="12" calcext:value-type="float">
            <text:p>12</text:p>
          </table:table-cell>
          <table:table-cell office:value-type="float" office:value="14.1563" calcext:value-type="float">
            <text:p>14,1563</text:p>
          </table:table-cell>
          <table:table-cell office:value-type="float" office:value="10.8888" calcext:value-type="float">
            <text:p>10,88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84422" calcext:value-type="percentage">
            <text:p>48,44%</text:p>
          </table:table-cell>
          <table:table-cell table:style-name="ce7" office:value-type="float" office:value="0.248892" calcext:value-type="float">
            <text:p>0,248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percentage" office:value="0.333132" calcext:value-type="percentage">
            <text:p>33,31%</text:p>
          </table:table-cell>
          <table:table-cell table:style-name="ce7" office:value-type="float" office:value="0.0689738" calcext:value-type="float">
            <text:p>0,0689738</text:p>
          </table:table-cell>
          <table:table-cell office:value-type="float" office:value="4" calcext:value-type="float">
            <text:p>4</text:p>
          </table:table-cell>
          <table:table-cell office:value-type="float" office:value="21.2261" calcext:value-type="float">
            <text:p>21,2261</text:p>
          </table:table-cell>
          <table:table-cell office:value-type="float" office:value="15.8091" calcext:value-type="float">
            <text:p>15,80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629749" calcext:value-type="percentage">
            <text:p>62,97%</text:p>
          </table:table-cell>
          <table:table-cell table:style-name="ce7" office:value-type="float" office:value="0.402459" calcext:value-type="float">
            <text:p>0,4024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percentage" office:value="0.371879" calcext:value-type="percentage">
            <text:p>37,19%</text:p>
          </table:table-cell>
          <table:table-cell table:style-name="ce7" office:value-type="float" office:value="0.0647664" calcext:value-type="float">
            <text:p>0,0647664</text:p>
          </table:table-cell>
          <table:table-cell office:value-type="float" office:value="8" calcext:value-type="float">
            <text:p>8</text:p>
          </table:table-cell>
          <table:table-cell office:value-type="float" office:value="12.5287" calcext:value-type="float">
            <text:p>12,5287</text:p>
          </table:table-cell>
          <table:table-cell office:value-type="float" office:value="9.30209" calcext:value-type="float">
            <text:p>9,302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85109" calcext:value-type="percentage">
            <text:p>48,51%</text:p>
          </table:table-cell>
          <table:table-cell table:style-name="ce7" office:value-type="float" office:value="0.264143" calcext:value-type="float">
            <text:p>0,264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percentage" office:value="0.396396" calcext:value-type="percentage">
            <text:p>39,64%</text:p>
          </table:table-cell>
          <table:table-cell table:style-name="ce7" office:value-type="float" office:value="0.0748015" calcext:value-type="float">
            <text:p>0,0748015</text:p>
          </table:table-cell>
          <table:table-cell office:value-type="float" office:value="15" calcext:value-type="float">
            <text:p>15</text:p>
          </table:table-cell>
          <table:table-cell office:value-type="float" office:value="15.2187" calcext:value-type="float">
            <text:p>15,2187</text:p>
          </table:table-cell>
          <table:table-cell office:value-type="float" office:value="12.839" calcext:value-type="float">
            <text:p>12,8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372438" calcext:value-type="percentage">
            <text:p>37,24%</text:p>
          </table:table-cell>
          <table:table-cell table:style-name="ce7" office:value-type="float" office:value="0.120412" calcext:value-type="float">
            <text:p>0,1204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percentage" office:value="0.351714" calcext:value-type="percentage">
            <text:p>35,17%</text:p>
          </table:table-cell>
          <table:table-cell table:style-name="ce7" office:value-type="float" office:value="0.0701159" calcext:value-type="float">
            <text:p>0,0701159</text:p>
          </table:table-cell>
          <table:table-cell office:value-type="float" office:value="11" calcext:value-type="float">
            <text:p>11</text:p>
          </table:table-cell>
          <table:table-cell office:value-type="float" office:value="19.3864" calcext:value-type="float">
            <text:p>19,3864</text:p>
          </table:table-cell>
          <table:table-cell office:value-type="float" office:value="16.765" calcext:value-type="float">
            <text:p>16,7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401608" calcext:value-type="percentage">
            <text:p>40,16%</text:p>
          </table:table-cell>
          <table:table-cell table:style-name="ce7" office:value-type="float" office:value="0.16365" calcext:value-type="float">
            <text:p>0,1636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364399" calcext:value-type="percentage">
            <text:p>36,44%</text:p>
          </table:table-cell>
          <table:table-cell table:style-name="ce7" office:value-type="float" office:value="0.0517089" calcext:value-type="float">
            <text:p>0,0517089</text:p>
          </table:table-cell>
          <table:table-cell office:value-type="float" office:value="15" calcext:value-type="float">
            <text:p>15</text:p>
          </table:table-cell>
          <table:table-cell office:value-type="float" office:value="8.61987" calcext:value-type="float">
            <text:p>8,61987</text:p>
          </table:table-cell>
          <table:table-cell office:value-type="float" office:value="5.30068" calcext:value-type="float">
            <text:p>5,300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379695" calcext:value-type="percentage">
            <text:p>37,97%</text:p>
          </table:table-cell>
          <table:table-cell table:style-name="ce7" office:value-type="float" office:value="0.157177" calcext:value-type="float">
            <text:p>0,157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percentage" office:value="0.344656" calcext:value-type="percentage">
            <text:p>34,47%</text:p>
          </table:table-cell>
          <table:table-cell table:style-name="ce7" office:value-type="float" office:value="0.0654684" calcext:value-type="float">
            <text:p>0,0654684</text:p>
          </table:table-cell>
          <table:table-cell office:value-type="float" office:value="27" calcext:value-type="float">
            <text:p>27</text:p>
          </table:table-cell>
          <table:table-cell office:value-type="float" office:value="16.1541" calcext:value-type="float">
            <text:p>16,1541</text:p>
          </table:table-cell>
          <table:table-cell office:value-type="float" office:value="12.692" calcext:value-type="float">
            <text:p>12,6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367535" calcext:value-type="percentage">
            <text:p>36,75%</text:p>
          </table:table-cell>
          <table:table-cell table:style-name="ce7" office:value-type="float" office:value="18.4387" calcext:value-type="float">
            <text:p>18,4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percentage" office:value="0.351866" calcext:value-type="percentage">
            <text:p>35,19%</text:p>
          </table:table-cell>
          <table:table-cell table:style-name="ce7" office:value-type="float" office:value="0.0604439" calcext:value-type="float">
            <text:p>0,0604439</text:p>
          </table:table-cell>
          <table:table-cell office:value-type="float" office:value="15" calcext:value-type="float">
            <text:p>15</text:p>
          </table:table-cell>
          <table:table-cell office:value-type="float" office:value="15.711" calcext:value-type="float">
            <text:p>15,711</text:p>
          </table:table-cell>
          <table:table-cell office:value-type="float" office:value="10.7519" calcext:value-type="float">
            <text:p>10,75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476229" calcext:value-type="percentage">
            <text:p>47,62%</text:p>
          </table:table-cell>
          <table:table-cell table:style-name="ce7" office:value-type="float" office:value="0.382702" calcext:value-type="float">
            <text:p>0,382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percentage" office:value="0.365175" calcext:value-type="percentage">
            <text:p>36,52%</text:p>
          </table:table-cell>
          <table:table-cell table:style-name="ce7" office:value-type="float" office:value="0.0363611" calcext:value-type="float">
            <text:p>0,0363611</text:p>
          </table:table-cell>
          <table:table-cell office:value-type="float" office:value="95" calcext:value-type="float">
            <text:p>95</text:p>
          </table:table-cell>
          <table:table-cell office:value-type="float" office:value="9.69727" calcext:value-type="float">
            <text:p>9,69727</text:p>
          </table:table-cell>
          <table:table-cell office:value-type="float" office:value="10.8883" calcext:value-type="float">
            <text:p>10,88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293468" calcext:value-type="percentage">
            <text:p>29,35%</text:p>
          </table:table-cell>
          <table:table-cell table:style-name="ce7" office:value-type="float" office:value="0.142678" calcext:value-type="float">
            <text:p>0,1426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percentage" office:value="0.363801" calcext:value-type="percentage">
            <text:p>36,38%</text:p>
          </table:table-cell>
          <table:table-cell table:style-name="ce7" office:value-type="float" office:value="0.0491183" calcext:value-type="float">
            <text:p>0,0491183</text:p>
          </table:table-cell>
          <table:table-cell office:value-type="float" office:value="76" calcext:value-type="float">
            <text:p>76</text:p>
          </table:table-cell>
          <table:table-cell office:value-type="float" office:value="12.4376" calcext:value-type="float">
            <text:p>12,4376</text:p>
          </table:table-cell>
          <table:table-cell office:value-type="float" office:value="12.0058" calcext:value-type="float">
            <text:p>12,00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00296754" calcext:value-type="percentage">
            <text:p>0,30%</text:p>
          </table:table-cell>
          <table:table-cell table:style-name="ce7" office:value-type="float" office:value="0.12321" calcext:value-type="float">
            <text:p>0,12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percentage" office:value="0.357395" calcext:value-type="percentage">
            <text:p>35,74%</text:p>
          </table:table-cell>
          <table:table-cell table:style-name="ce7" office:value-type="float" office:value="0.0465395" calcext:value-type="float">
            <text:p>0,0465395</text:p>
          </table:table-cell>
          <table:table-cell office:value-type="float" office:value="84" calcext:value-type="float">
            <text:p>84</text:p>
          </table:table-cell>
          <table:table-cell office:value-type="float" office:value="22.0216" calcext:value-type="float">
            <text:p>22,0216</text:p>
          </table:table-cell>
          <table:table-cell office:value-type="float" office:value="20.1602" calcext:value-type="float">
            <text:p>20,16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36692" calcext:value-type="percentage">
            <text:p>33,67%</text:p>
          </table:table-cell>
          <table:table-cell table:style-name="ce7" office:value-type="float" office:value="132339" calcext:value-type="float">
            <text:p>13233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percentage" office:value="0.33177" calcext:value-type="percentage">
            <text:p>33,18%</text:p>
          </table:table-cell>
          <table:table-cell table:style-name="ce7" office:value-type="float" office:value="0.0379823" calcext:value-type="float">
            <text:p>0,0379823</text:p>
          </table:table-cell>
          <table:table-cell office:value-type="float" office:value="102" calcext:value-type="float">
            <text:p>102</text:p>
          </table:table-cell>
          <table:table-cell office:value-type="float" office:value="20.8275" calcext:value-type="float">
            <text:p>20,8275</text:p>
          </table:table-cell>
          <table:table-cell office:value-type="float" office:value="21.5066" calcext:value-type="float">
            <text:p>21,50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273056" calcext:value-type="percentage">
            <text:p>27,31%</text:p>
          </table:table-cell>
          <table:table-cell table:style-name="ce7" office:value-type="float" office:value="0.109673" calcext:value-type="float">
            <text:p>0,10967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percentage" office:value="0.360017" calcext:value-type="percentage">
            <text:p>36,00%</text:p>
          </table:table-cell>
          <table:table-cell table:style-name="ce7" office:value-type="float" office:value="0.0331371" calcext:value-type="float">
            <text:p>0,0331371</text:p>
          </table:table-cell>
          <table:table-cell office:value-type="float" office:value="41" calcext:value-type="float">
            <text:p>41</text:p>
          </table:table-cell>
          <table:table-cell office:value-type="float" office:value="7.2767" calcext:value-type="float">
            <text:p>7,2767</text:p>
          </table:table-cell>
          <table:table-cell office:value-type="float" office:value="6.22641" calcext:value-type="float">
            <text:p>6,226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39236" calcext:value-type="percentage">
            <text:p>39,24%</text:p>
          </table:table-cell>
          <table:table-cell table:style-name="ce7" office:value-type="float" office:value="0.178599" calcext:value-type="float">
            <text:p>0,1785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percentage" office:value="0.368951" calcext:value-type="percentage">
            <text:p>36,90%</text:p>
          </table:table-cell>
          <table:table-cell table:style-name="ce7" office:value-type="float" office:value="0.0415347" calcext:value-type="float">
            <text:p>0,0415347</text:p>
          </table:table-cell>
          <table:table-cell office:value-type="float" office:value="129" calcext:value-type="float">
            <text:p>129</text:p>
          </table:table-cell>
          <table:table-cell office:value-type="float" office:value="24.6356" calcext:value-type="float">
            <text:p>24,6356</text:p>
          </table:table-cell>
          <table:table-cell office:value-type="float" office:value="23.2815" calcext:value-type="float">
            <text:p>23,28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11862" calcext:value-type="percentage">
            <text:p>31,19%</text:p>
          </table:table-cell>
          <table:table-cell table:style-name="ce7" office:value-type="float" office:value="0.136482" calcext:value-type="float">
            <text:p>0,136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percentage" office:value="0.361481" calcext:value-type="percentage">
            <text:p>36,15%</text:p>
          </table:table-cell>
          <table:table-cell table:style-name="ce7" office:value-type="float" office:value="0.059548" calcext:value-type="float">
            <text:p>0,059548</text:p>
          </table:table-cell>
          <table:table-cell office:value-type="float" office:value="154" calcext:value-type="float">
            <text:p>154</text:p>
          </table:table-cell>
          <table:table-cell office:value-type="float" office:value="23.4362" calcext:value-type="float">
            <text:p>23,4362</text:p>
          </table:table-cell>
          <table:table-cell office:value-type="float" office:value="19.21" calcext:value-type="float">
            <text:p>19,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290712" calcext:value-type="percentage">
            <text:p>29,07%</text:p>
          </table:table-cell>
          <table:table-cell table:style-name="ce7" office:value-type="float" office:value="0.112012" calcext:value-type="float">
            <text:p>0,11201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7,0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full frame</text:p>
          </table:table-cell>
          <table:table-cell table:style-name="ce4" office:value-type="string" calcext:value-type="string">
            <text:p>track : color hist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percentage" office:value="0.327129" calcext:value-type="percentage">
            <text:p>32,71%</text:p>
          </table:table-cell>
          <table:table-cell table:style-name="ce7" office:value-type="float" office:value="0.0575373" calcext:value-type="float">
            <text:p>0,0575373</text:p>
          </table:table-cell>
          <table:table-cell office:value-type="float" office:value="18" calcext:value-type="float">
            <text:p>18</text:p>
          </table:table-cell>
          <table:table-cell office:value-type="float" office:value="10.2146" calcext:value-type="float">
            <text:p>10,2146</text:p>
          </table:table-cell>
          <table:table-cell office:value-type="float" office:value="7.27476" calcext:value-type="float">
            <text:p>7,274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532682" calcext:value-type="percentage">
            <text:p>53,27%</text:p>
          </table:table-cell>
          <table:table-cell table:style-name="ce7" office:value-type="float" office:value="0.296206" calcext:value-type="float">
            <text:p>0,296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percentage" office:value="0.326665" calcext:value-type="percentage">
            <text:p>32,67%</text:p>
          </table:table-cell>
          <table:table-cell table:style-name="ce7" office:value-type="float" office:value="0.0599483" calcext:value-type="float">
            <text:p>0,0599483</text:p>
          </table:table-cell>
          <table:table-cell office:value-type="float" office:value="8" calcext:value-type="float">
            <text:p>8</text:p>
          </table:table-cell>
          <table:table-cell office:value-type="float" office:value="28.5434" calcext:value-type="float">
            <text:p>28,5434</text:p>
          </table:table-cell>
          <table:table-cell office:value-type="float" office:value="27.0668" calcext:value-type="float">
            <text:p>27,06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672281" calcext:value-type="percentage">
            <text:p>67,23%</text:p>
          </table:table-cell>
          <table:table-cell table:style-name="ce7" office:value-type="float" office:value="0.434692" calcext:value-type="float">
            <text:p>0,434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percentage" office:value="0.354629" calcext:value-type="percentage">
            <text:p>35,46%</text:p>
          </table:table-cell>
          <table:table-cell table:style-name="ce7" office:value-type="float" office:value="0.0664806" calcext:value-type="float">
            <text:p>0,0664806</text:p>
          </table:table-cell>
          <table:table-cell office:value-type="float" office:value="10" calcext:value-type="float">
            <text:p>10</text:p>
          </table:table-cell>
          <table:table-cell office:value-type="float" office:value="9.73851" calcext:value-type="float">
            <text:p>9,73851</text:p>
          </table:table-cell>
          <table:table-cell office:value-type="float" office:value="7.60546" calcext:value-type="float">
            <text:p>7,605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percentage" office:value="0.744508" calcext:value-type="percentage">
            <text:p>74,45%</text:p>
          </table:table-cell>
          <table:table-cell table:style-name="ce7" office:value-type="float" office:value="0.532773" calcext:value-type="float">
            <text:p>0,532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percentage" office:value="0.35326" calcext:value-type="percentage">
            <text:p>35,33%</text:p>
          </table:table-cell>
          <table:table-cell table:style-name="ce7" office:value-type="float" office:value="0.0707478" calcext:value-type="float">
            <text:p>0,0707478</text:p>
          </table:table-cell>
          <table:table-cell office:value-type="float" office:value="16" calcext:value-type="float">
            <text:p>16</text:p>
          </table:table-cell>
          <table:table-cell office:value-type="float" office:value="9.97477" calcext:value-type="float">
            <text:p>9,97477</text:p>
          </table:table-cell>
          <table:table-cell office:value-type="float" office:value="8.18656" calcext:value-type="float">
            <text:p>8,186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percentage" office:value="0.670796" calcext:value-type="percentage">
            <text:p>67,08%</text:p>
          </table:table-cell>
          <table:table-cell table:style-name="ce7" office:value-type="float" office:value="0.351585" calcext:value-type="float">
            <text:p>0,35158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percentage" office:value="0.352042" calcext:value-type="percentage">
            <text:p>35,20%</text:p>
          </table:table-cell>
          <table:table-cell table:style-name="ce7" office:value-type="float" office:value="0.0572773" calcext:value-type="float">
            <text:p>0,0572773</text:p>
          </table:table-cell>
          <table:table-cell office:value-type="float" office:value="14" calcext:value-type="float">
            <text:p>14</text:p>
          </table:table-cell>
          <table:table-cell office:value-type="float" office:value="10.0859" calcext:value-type="float">
            <text:p>10,0859</text:p>
          </table:table-cell>
          <table:table-cell office:value-type="float" office:value="5.86751" calcext:value-type="float">
            <text:p>5,867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742669" calcext:value-type="percentage">
            <text:p>74,27%</text:p>
          </table:table-cell>
          <table:table-cell table:style-name="ce7" office:value-type="float" office:value="0.606652" calcext:value-type="float">
            <text:p>0,60665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percentage" office:value="0.337478" calcext:value-type="percentage">
            <text:p>33,75%</text:p>
          </table:table-cell>
          <table:table-cell table:style-name="ce7" office:value-type="float" office:value="0.0584956" calcext:value-type="float">
            <text:p>0,0584956</text:p>
          </table:table-cell>
          <table:table-cell office:value-type="float" office:value="15" calcext:value-type="float">
            <text:p>15</text:p>
          </table:table-cell>
          <table:table-cell office:value-type="float" office:value="12.0219" calcext:value-type="float">
            <text:p>12,0219</text:p>
          </table:table-cell>
          <table:table-cell office:value-type="float" office:value="8.79804" calcext:value-type="float">
            <text:p>8,7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percentage" office:value="0.572068" calcext:value-type="percentage">
            <text:p>57,21%</text:p>
          </table:table-cell>
          <table:table-cell table:style-name="ce7" office:value-type="float" office:value="0.359232" calcext:value-type="float">
            <text:p>0,359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percentage" office:value="0.358199" calcext:value-type="percentage">
            <text:p>35,82%</text:p>
          </table:table-cell>
          <table:table-cell table:style-name="ce7" office:value-type="float" office:value="0.0693413" calcext:value-type="float">
            <text:p>0,0693413</text:p>
          </table:table-cell>
          <table:table-cell office:value-type="float" office:value="13" calcext:value-type="float">
            <text:p>13</text:p>
          </table:table-cell>
          <table:table-cell office:value-type="float" office:value="12.9371" calcext:value-type="float">
            <text:p>12,9371</text:p>
          </table:table-cell>
          <table:table-cell office:value-type="float" office:value="10.5404" calcext:value-type="float">
            <text:p>10,54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percentage" office:value="0.66394" calcext:value-type="percentage">
            <text:p>66,39%</text:p>
          </table:table-cell>
          <table:table-cell table:style-name="ce7" office:value-type="float" office:value="0.384024" calcext:value-type="float">
            <text:p>0,384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percentage" office:value="0.356274" calcext:value-type="percentage">
            <text:p>35,63%</text:p>
          </table:table-cell>
          <table:table-cell table:style-name="ce7" office:value-type="float" office:value="0.0620327" calcext:value-type="float">
            <text:p>0,0620327</text:p>
          </table:table-cell>
          <table:table-cell office:value-type="float" office:value="15" calcext:value-type="float">
            <text:p>15</text:p>
          </table:table-cell>
          <table:table-cell office:value-type="float" office:value="14.3599" calcext:value-type="float">
            <text:p>14,3599</text:p>
          </table:table-cell>
          <table:table-cell office:value-type="float" office:value="10.7707" calcext:value-type="float">
            <text:p>10,77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percentage" office:value="0.714433" calcext:value-type="percentage">
            <text:p>71,44%</text:p>
          </table:table-cell>
          <table:table-cell table:style-name="ce7" office:value-type="float" office:value="0.444131" calcext:value-type="float">
            <text:p>0,444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percentage" office:value="0.353387" calcext:value-type="percentage">
            <text:p>35,34%</text:p>
          </table:table-cell>
          <table:table-cell table:style-name="ce7" office:value-type="float" office:value="0.0401025" calcext:value-type="float">
            <text:p>0,0401025</text:p>
          </table:table-cell>
          <table:table-cell office:value-type="float" office:value="97" calcext:value-type="float">
            <text:p>97</text:p>
          </table:table-cell>
          <table:table-cell office:value-type="float" office:value="18.5499" calcext:value-type="float">
            <text:p>18,5499</text:p>
          </table:table-cell>
          <table:table-cell office:value-type="float" office:value="19.1625" calcext:value-type="float">
            <text:p>19,16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percentage" office:value="0.465944" calcext:value-type="percentage">
            <text:p>46,59%</text:p>
          </table:table-cell>
          <table:table-cell table:style-name="ce7" office:value-type="float" office:value="0.17131" calcext:value-type="float">
            <text:p>0,171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percentage" office:value="0.368316" calcext:value-type="percentage">
            <text:p>36,83%</text:p>
          </table:table-cell>
          <table:table-cell table:style-name="ce7" office:value-type="float" office:value="0.0452499" calcext:value-type="float">
            <text:p>0,0452499</text:p>
          </table:table-cell>
          <table:table-cell office:value-type="float" office:value="118" calcext:value-type="float">
            <text:p>118</text:p>
          </table:table-cell>
          <table:table-cell office:value-type="float" office:value="13.7025" calcext:value-type="float">
            <text:p>13,7025</text:p>
          </table:table-cell>
          <table:table-cell office:value-type="float" office:value="14.2337" calcext:value-type="float">
            <text:p>14,23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433121" calcext:value-type="percentage">
            <text:p>43,31%</text:p>
          </table:table-cell>
          <table:table-cell table:style-name="ce7" office:value-type="float" office:value="0.179927" calcext:value-type="float">
            <text:p>0,179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percentage" office:value="0.373113" calcext:value-type="percentage">
            <text:p>37,31%</text:p>
          </table:table-cell>
          <table:table-cell table:style-name="ce7" office:value-type="float" office:value="0.0446023" calcext:value-type="float">
            <text:p>0,0446023</text:p>
          </table:table-cell>
          <table:table-cell office:value-type="float" office:value="119" calcext:value-type="float">
            <text:p>119</text:p>
          </table:table-cell>
          <table:table-cell office:value-type="float" office:value="7.54626" calcext:value-type="float">
            <text:p>7,54626</text:p>
          </table:table-cell>
          <table:table-cell office:value-type="float" office:value="7.60986" calcext:value-type="float">
            <text:p>7,609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531712" calcext:value-type="percentage">
            <text:p>53,17%</text:p>
          </table:table-cell>
          <table:table-cell table:style-name="ce7" office:value-type="float" office:value="0.232388" calcext:value-type="float">
            <text:p>0,2323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percentage" office:value="0.356759" calcext:value-type="percentage">
            <text:p>35,68%</text:p>
          </table:table-cell>
          <table:table-cell table:style-name="ce7" office:value-type="float" office:value="0.0425422" calcext:value-type="float">
            <text:p>0,0425422</text:p>
          </table:table-cell>
          <table:table-cell office:value-type="float" office:value="168" calcext:value-type="float">
            <text:p>168</text:p>
          </table:table-cell>
          <table:table-cell office:value-type="float" office:value="9.58619" calcext:value-type="float">
            <text:p>9,58619</text:p>
          </table:table-cell>
          <table:table-cell office:value-type="float" office:value="10.691" calcext:value-type="float">
            <text:p>10,69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percentage" office:value="0.484576" calcext:value-type="percentage">
            <text:p>48,46%</text:p>
          </table:table-cell>
          <table:table-cell table:style-name="ce7" office:value-type="float" office:value="0.198469" calcext:value-type="float">
            <text:p>0,19846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percentage" office:value="0.344174" calcext:value-type="percentage">
            <text:p>34,42%</text:p>
          </table:table-cell>
          <table:table-cell table:style-name="ce7" office:value-type="float" office:value="0.043202" calcext:value-type="float">
            <text:p>0,043202</text:p>
          </table:table-cell>
          <table:table-cell office:value-type="float" office:value="145" calcext:value-type="float">
            <text:p>145</text:p>
          </table:table-cell>
          <table:table-cell office:value-type="float" office:value="24.9377" calcext:value-type="float">
            <text:p>24,9377</text:p>
          </table:table-cell>
          <table:table-cell office:value-type="float" office:value="23.299" calcext:value-type="float">
            <text:p>23,2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percentage" office:value="0.492688" calcext:value-type="percentage">
            <text:p>49,27%</text:p>
          </table:table-cell>
          <table:table-cell table:style-name="ce7" office:value-type="float" office:value="0.262799" calcext:value-type="float">
            <text:p>0,2627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percentage" office:value="0.385784" calcext:value-type="percentage">
            <text:p>38,58%</text:p>
          </table:table-cell>
          <table:table-cell table:style-name="ce7" office:value-type="float" office:value="0.0572983" calcext:value-type="float">
            <text:p>0,0572983</text:p>
          </table:table-cell>
          <table:table-cell office:value-type="float" office:value="120" calcext:value-type="float">
            <text:p>120</text:p>
          </table:table-cell>
          <table:table-cell office:value-type="float" office:value="30.6516" calcext:value-type="float">
            <text:p>30,6516</text:p>
          </table:table-cell>
          <table:table-cell office:value-type="float" office:value="24.3319" calcext:value-type="float">
            <text:p>24,33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percentage" office:value="0.499766" calcext:value-type="percentage">
            <text:p>49,98%</text:p>
          </table:table-cell>
          <table:table-cell table:style-name="ce7" office:value-type="float" office:value="0.183569" calcext:value-type="float">
            <text:p>0,183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percentage" office:value="0.370508" calcext:value-type="percentage">
            <text:p>37,05%</text:p>
          </table:table-cell>
          <table:table-cell table:style-name="ce7" office:value-type="float" office:value="0.0373498" calcext:value-type="float">
            <text:p>0,0373498</text:p>
          </table:table-cell>
          <table:table-cell office:value-type="float" office:value="96" calcext:value-type="float">
            <text:p>96</text:p>
          </table:table-cell>
          <table:table-cell office:value-type="float" office:value="9.58625" calcext:value-type="float">
            <text:p>9,58625</text:p>
          </table:table-cell>
          <table:table-cell office:value-type="float" office:value="7.17366" calcext:value-type="float">
            <text:p>7,173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526057" calcext:value-type="percentage">
            <text:p>52,61%</text:p>
          </table:table-cell>
          <table:table-cell table:style-name="ce7" office:value-type="float" office:value="0.227064" calcext:value-type="float">
            <text:p>0,22706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14,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frame diff</text:p>
          </table:table-cell>
          <table:table-cell table:style-name="ce4" office:value-type="string" calcext:value-type="string">
            <text:p>track : KCF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percentage" office:value="0.278451" calcext:value-type="percentage">
            <text:p>27,85%</text:p>
          </table:table-cell>
          <table:table-cell table:style-name="ce7" office:value-type="float" office:value="0.0824392" calcext:value-type="float">
            <text:p>0,0824392</text:p>
          </table:table-cell>
          <table:table-cell office:value-type="float" office:value="33" calcext:value-type="float">
            <text:p>33</text:p>
          </table:table-cell>
          <table:table-cell office:value-type="float" office:value="25.8235" calcext:value-type="float">
            <text:p>25,8235</text:p>
          </table:table-cell>
          <table:table-cell office:value-type="float" office:value="22.0713" calcext:value-type="float">
            <text:p>22,07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487907" calcext:value-type="percentage">
            <text:p>48,79%</text:p>
          </table:table-cell>
          <table:table-cell table:style-name="ce7" office:value-type="float" office:value="0.160904" calcext:value-type="float">
            <text:p>0,160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percentage" office:value="0.306245" calcext:value-type="percentage">
            <text:p>30,62%</text:p>
          </table:table-cell>
          <table:table-cell table:style-name="ce7" office:value-type="float" office:value="0.0855784" calcext:value-type="float">
            <text:p>0,0855784</text:p>
          </table:table-cell>
          <table:table-cell office:value-type="float" office:value="26" calcext:value-type="float">
            <text:p>26</text:p>
          </table:table-cell>
          <table:table-cell office:value-type="float" office:value="20.6838" calcext:value-type="float">
            <text:p>20,6838</text:p>
          </table:table-cell>
          <table:table-cell office:value-type="float" office:value="17.7114" calcext:value-type="float">
            <text:p>17,71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550342" calcext:value-type="percentage">
            <text:p>55,03%</text:p>
          </table:table-cell>
          <table:table-cell table:style-name="ce7" office:value-type="float" office:value="0.158287" calcext:value-type="float">
            <text:p>0,158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percentage" office:value="0.337361" calcext:value-type="percentage">
            <text:p>33,74%</text:p>
          </table:table-cell>
          <table:table-cell table:style-name="ce7" office:value-type="float" office:value="0.0894501" calcext:value-type="float">
            <text:p>0,0894501</text:p>
          </table:table-cell>
          <table:table-cell office:value-type="float" office:value="15" calcext:value-type="float">
            <text:p>15</text:p>
          </table:table-cell>
          <table:table-cell office:value-type="float" office:value="14.4756" calcext:value-type="float">
            <text:p>14,4756</text:p>
          </table:table-cell>
          <table:table-cell office:value-type="float" office:value="11.9204" calcext:value-type="float">
            <text:p>11,92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583654" calcext:value-type="percentage">
            <text:p>58,37%</text:p>
          </table:table-cell>
          <table:table-cell table:style-name="ce7" office:value-type="float" office:value="0.234347" calcext:value-type="float">
            <text:p>0,234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percentage" office:value="0.326426" calcext:value-type="percentage">
            <text:p>32,64%</text:p>
          </table:table-cell>
          <table:table-cell table:style-name="ce7" office:value-type="float" office:value="0.0941488" calcext:value-type="float">
            <text:p>0,0941488</text:p>
          </table:table-cell>
          <table:table-cell office:value-type="float" office:value="26" calcext:value-type="float">
            <text:p>26</text:p>
          </table:table-cell>
          <table:table-cell office:value-type="float" office:value="28.159" calcext:value-type="float">
            <text:p>28,159</text:p>
          </table:table-cell>
          <table:table-cell office:value-type="float" office:value="24.3229" calcext:value-type="float">
            <text:p>24,3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85104" calcext:value-type="percentage">
            <text:p>58,51%</text:p>
          </table:table-cell>
          <table:table-cell table:style-name="ce7" office:value-type="float" office:value="0.302131" calcext:value-type="float">
            <text:p>0,3021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percentage" office:value="0.331749" calcext:value-type="percentage">
            <text:p>33,17%</text:p>
          </table:table-cell>
          <table:table-cell table:style-name="ce7" office:value-type="float" office:value="0.0840219" calcext:value-type="float">
            <text:p>0,0840219</text:p>
          </table:table-cell>
          <table:table-cell office:value-type="float" office:value="20" calcext:value-type="float">
            <text:p>20</text:p>
          </table:table-cell>
          <table:table-cell office:value-type="float" office:value="14.91" calcext:value-type="float">
            <text:p>14,91</text:p>
          </table:table-cell>
          <table:table-cell office:value-type="float" office:value="13.0439" calcext:value-type="float">
            <text:p>13,04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552419" calcext:value-type="percentage">
            <text:p>55,24%</text:p>
          </table:table-cell>
          <table:table-cell table:style-name="ce7" office:value-type="float" office:value="0.215335" calcext:value-type="float">
            <text:p>0,2153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percentage" office:value="0.323186" calcext:value-type="percentage">
            <text:p>32,32%</text:p>
          </table:table-cell>
          <table:table-cell table:style-name="ce7" office:value-type="float" office:value="0.0916779" calcext:value-type="float">
            <text:p>0,0916779</text:p>
          </table:table-cell>
          <table:table-cell office:value-type="float" office:value="17" calcext:value-type="float">
            <text:p>17</text:p>
          </table:table-cell>
          <table:table-cell office:value-type="float" office:value="21.4021" calcext:value-type="float">
            <text:p>21,4021</text:p>
          </table:table-cell>
          <table:table-cell office:value-type="float" office:value="18.8724" calcext:value-type="float">
            <text:p>18,87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618714" calcext:value-type="percentage">
            <text:p>61,87%</text:p>
          </table:table-cell>
          <table:table-cell table:style-name="ce7" office:value-type="float" office:value="0.598001" calcext:value-type="float">
            <text:p>0,598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324863" calcext:value-type="percentage">
            <text:p>32,49%</text:p>
          </table:table-cell>
          <table:table-cell table:style-name="ce7" office:value-type="float" office:value="0.0944147" calcext:value-type="float">
            <text:p>0,0944147</text:p>
          </table:table-cell>
          <table:table-cell office:value-type="float" office:value="22" calcext:value-type="float">
            <text:p>22</text:p>
          </table:table-cell>
          <table:table-cell office:value-type="float" office:value="18.71325" calcext:value-type="float">
            <text:p>18,71325</text:p>
          </table:table-cell>
          <table:table-cell office:value-type="float" office:value="14.9805" calcext:value-type="float">
            <text:p>14,98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502712" calcext:value-type="percentage">
            <text:p>50,27%</text:p>
          </table:table-cell>
          <table:table-cell table:style-name="ce7" office:value-type="float" office:value="0.228131" calcext:value-type="float">
            <text:p>0,228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percentage" office:value="0.335854" calcext:value-type="percentage">
            <text:p>33,59%</text:p>
          </table:table-cell>
          <table:table-cell table:style-name="ce7" office:value-type="float" office:value="0.0857996" calcext:value-type="float">
            <text:p>0,0857996</text:p>
          </table:table-cell>
          <table:table-cell office:value-type="float" office:value="26" calcext:value-type="float">
            <text:p>26</text:p>
          </table:table-cell>
          <table:table-cell office:value-type="float" office:value="15.5544" calcext:value-type="float">
            <text:p>15,5544</text:p>
          </table:table-cell>
          <table:table-cell office:value-type="float" office:value="11.6278" calcext:value-type="float">
            <text:p>11,62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513807" calcext:value-type="percentage">
            <text:p>51,38%</text:p>
          </table:table-cell>
          <table:table-cell table:style-name="ce7" office:value-type="float" office:value="0.272403" calcext:value-type="float">
            <text:p>0,272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percentage" office:value="0.300664" calcext:value-type="percentage">
            <text:p>30,07%</text:p>
          </table:table-cell>
          <table:table-cell table:style-name="ce7" office:value-type="float" office:value="0.138735" calcext:value-type="float">
            <text:p>0,138735</text:p>
          </table:table-cell>
          <table:table-cell office:value-type="float" office:value="91" calcext:value-type="float">
            <text:p>91</text:p>
          </table:table-cell>
          <table:table-cell office:value-type="float" office:value="32.458" calcext:value-type="float">
            <text:p>32,458</text:p>
          </table:table-cell>
          <table:table-cell office:value-type="float" office:value="35.0302" calcext:value-type="float">
            <text:p>35,03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0184" calcext:value-type="percentage">
            <text:p>30,18%</text:p>
          </table:table-cell>
          <table:table-cell table:style-name="ce7" office:value-type="float" office:value="0.113791" calcext:value-type="float">
            <text:p>0,11379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percentage" office:value="0.284698" calcext:value-type="percentage">
            <text:p>28,47%</text:p>
          </table:table-cell>
          <table:table-cell table:style-name="ce7" office:value-type="float" office:value="0.107436" calcext:value-type="float">
            <text:p>0,107436</text:p>
          </table:table-cell>
          <table:table-cell office:value-type="float" office:value="84" calcext:value-type="float">
            <text:p>84</text:p>
          </table:table-cell>
          <table:table-cell office:value-type="float" office:value="32.3345" calcext:value-type="float">
            <text:p>32,3345</text:p>
          </table:table-cell>
          <table:table-cell office:value-type="float" office:value="31.3748" calcext:value-type="float">
            <text:p>31,37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405393" calcext:value-type="percentage">
            <text:p>40,54%</text:p>
          </table:table-cell>
          <table:table-cell table:style-name="ce7" office:value-type="float" office:value="0.1843" calcext:value-type="float">
            <text:p>0,18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percentage" office:value="0.301862" calcext:value-type="percentage">
            <text:p>30,19%</text:p>
          </table:table-cell>
          <table:table-cell table:style-name="ce7" office:value-type="float" office:value="0.125682" calcext:value-type="float">
            <text:p>0,125682</text:p>
          </table:table-cell>
          <table:table-cell office:value-type="float" office:value="73" calcext:value-type="float">
            <text:p>73</text:p>
          </table:table-cell>
          <table:table-cell office:value-type="float" office:value="23.517" calcext:value-type="float">
            <text:p>23,517</text:p>
          </table:table-cell>
          <table:table-cell office:value-type="float" office:value="26.0826" calcext:value-type="float">
            <text:p>26,0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.515425" calcext:value-type="percentage">
            <text:p>51,54%</text:p>
          </table:table-cell>
          <table:table-cell table:style-name="ce7" office:value-type="float" office:value="0.26666" calcext:value-type="float">
            <text:p>0,2666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percentage" office:value="0.295203" calcext:value-type="percentage">
            <text:p>29,52%</text:p>
          </table:table-cell>
          <table:table-cell table:style-name="ce7" office:value-type="float" office:value="0.11119" calcext:value-type="float">
            <text:p>0,11119</text:p>
          </table:table-cell>
          <table:table-cell office:value-type="float" office:value="137" calcext:value-type="float">
            <text:p>137</text:p>
          </table:table-cell>
          <table:table-cell office:value-type="float" office:value="32.5858" calcext:value-type="float">
            <text:p>32,5858</text:p>
          </table:table-cell>
          <table:table-cell office:value-type="float" office:value="33.7601" calcext:value-type="float">
            <text:p>33,76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75798" calcext:value-type="percentage">
            <text:p>37,58%</text:p>
          </table:table-cell>
          <table:table-cell table:style-name="ce7" office:value-type="float" office:value="0.19779" calcext:value-type="float">
            <text:p>0,1977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percentage" office:value="0.324161" calcext:value-type="percentage">
            <text:p>32,42%</text:p>
          </table:table-cell>
          <table:table-cell table:style-name="ce7" office:value-type="float" office:value="0.0922879" calcext:value-type="float">
            <text:p>0,0922879</text:p>
          </table:table-cell>
          <table:table-cell office:value-type="float" office:value="66" calcext:value-type="float">
            <text:p>66</text:p>
          </table:table-cell>
          <table:table-cell office:value-type="float" office:value="24.5781" calcext:value-type="float">
            <text:p>24,5781</text:p>
          </table:table-cell>
          <table:table-cell office:value-type="float" office:value="26.98" calcext:value-type="float">
            <text:p>26,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97746" calcext:value-type="percentage">
            <text:p>39,77%</text:p>
          </table:table-cell>
          <table:table-cell table:style-name="ce7" office:value-type="float" office:value="0.252434" calcext:value-type="float">
            <text:p>0,25243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311563" calcext:value-type="percentage">
            <text:p>31,16%</text:p>
          </table:table-cell>
          <table:table-cell table:style-name="ce7" office:value-type="float" office:value="0.135151" calcext:value-type="float">
            <text:p>0,135151</text:p>
          </table:table-cell>
          <table:table-cell office:value-type="float" office:value="67" calcext:value-type="float">
            <text:p>67</text:p>
          </table:table-cell>
          <table:table-cell office:value-type="float" office:value="33.181" calcext:value-type="float">
            <text:p>33,181</text:p>
          </table:table-cell>
          <table:table-cell office:value-type="float" office:value="39.0734" calcext:value-type="float">
            <text:p>39,07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76603" calcext:value-type="percentage">
            <text:p>37,66%</text:p>
          </table:table-cell>
          <table:table-cell table:style-name="ce7" office:value-type="float" office:value="0.225318" calcext:value-type="float">
            <text:p>0,225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percentage" office:value="0.277885" calcext:value-type="percentage">
            <text:p>27,79%</text:p>
          </table:table-cell>
          <table:table-cell table:style-name="ce7" office:value-type="float" office:value="0.120939" calcext:value-type="float">
            <text:p>0,120939</text:p>
          </table:table-cell>
          <table:table-cell office:value-type="float" office:value="114" calcext:value-type="float">
            <text:p>114</text:p>
          </table:table-cell>
          <table:table-cell office:value-type="float" office:value="41.6001" calcext:value-type="float">
            <text:p>41,6001</text:p>
          </table:table-cell>
          <table:table-cell office:value-type="float" office:value="40.087" calcext:value-type="float">
            <text:p>40,0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28745" calcext:value-type="percentage">
            <text:p>32,87%</text:p>
          </table:table-cell>
          <table:table-cell table:style-name="ce7" office:value-type="float" office:value="0.161849" calcext:value-type="float">
            <text:p>0,161849</text:p>
          </table:table-cell>
          <table:table-cell table:number-columns-repeated="101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0:26:43.719210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3:52:20.495017074</meta:creation-date>
    <dc:date>2017-10-27T10:41:13.594410178</dc:date>
    <meta:editing-duration>PT2H21M30S</meta:editing-duration>
    <meta:editing-cycles>38</meta:editing-cycles>
    <meta:generator>LibreOffice/5.1.6.2$Linux_X86_64 LibreOffice_project/10m0$Build-2</meta:generator>
    <meta:document-statistic meta:table-count="1" meta:cell-count="1839" meta:object-count="0"/>
  </office:meta>
</office:document-meta>
</file>